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3.62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5.9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1:Sheet1.S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4" calcext:value-type="float">
            <text:p>44,00</text:p>
          </table:table-cell>
          <table:table-cell table:style-name="ce15" office:value-type="string" calcext:value-type="string">
            <text:p>ball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]+([.M2]/20)+([.N2]/240)" office:value-type="float" office:value="40" calcext:value-type="float">
            <text:p>4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760" calcext:value-type="float">
            <text:p>1 760,0000</text:p>
          </table:table-cell>
          <table:table-cell table:formula="of:=[.S2]-[.T2]" office:value-type="float" office:value="-1760" calcext:value-type="float">
            <text:p>-1760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222" calcext:value-type="float">
            <text:p>7 2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]+([.M3]/20)+([.N3]/240)" office:value-type="float" office:value="0.5" calcext:value-type="float">
            <text:p>0,5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611" calcext:value-type="float">
            <text:p>3 611,0000</text:p>
          </table:table-cell>
          <table:table-cell table:formula="of:=[.S3]-[.T3]" office:value-type="float" office:value="-3611" calcext:value-type="float">
            <text:p>-3611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286" calcext:value-type="float">
            <text:p>19 2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4]+([.M4]/20)+([.N4]/240)" office:value-type="float" office:value="0.55" calcext:value-type="float">
            <text:p>0,55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10607.3" calcext:value-type="float">
            <text:p>10 607,3000</text:p>
          </table:table-cell>
          <table:table-cell table:formula="of:=[.S4]-[.T4]" office:value-type="float" office:value="-10607.3" calcext:value-type="float">
            <text:p>-10607,3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22" calcext:value-type="float">
            <text:p>7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5]+([.M5]/20)+([.N5]/240)" office:value-type="float" office:value="1" calcext:value-type="float">
            <text:p>1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722" calcext:value-type="float">
            <text:p>722,0000</text:p>
          </table:table-cell>
          <table:table-cell table:formula="of:=[.S5]-[.T5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469" calcext:value-type="float">
            <text:p>4 4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6]+([.M6]/20)+([.N6]/240)" office:value-type="float" office:value="0.55" calcext:value-type="float">
            <text:p>0,55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2457.95" calcext:value-type="float">
            <text:p>2 457,9500</text:p>
          </table:table-cell>
          <table:table-cell table:formula="of:=[.S6]-[.T6]" office:value-type="float" office:value="-2457.95" calcext:value-type="float">
            <text:p>-2457,9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7]+([.M7]/20)+([.N7]/240)" office:value-type="float" office:value="24" calcext:value-type="float">
            <text:p>24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888" calcext:value-type="float">
            <text:p>888,0000</text:p>
          </table:table-cell>
          <table:table-cell table:formula="of:=[.S7]-[.T7]" office:value-type="float" office:value="-888" calcext:value-type="float">
            <text:p>-888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rs de boeuf ta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142" calcext:value-type="float">
            <text:p>12 142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8]+([.M8]/20)+([.N8]/240)" office:value-type="float" office:value="36" calcext:value-type="float">
            <text:p>36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437112" calcext:value-type="float">
            <text:p>437 112,0000</text:p>
          </table:table-cell>
          <table:table-cell table:formula="of:=[.S8]-[.T8]" office:value-type="float" office:value="-437112" calcext:value-type="float">
            <text:p>-437112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307" calcext:value-type="float">
            <text:p>1 307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9]+([.M9]/20)+([.N9]/240)" office:value-type="float" office:value="5.5" calcext:value-type="float">
            <text:p>5,5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7188.5" calcext:value-type="float">
            <text:p>7 188,5000</text:p>
          </table:table-cell>
          <table:table-cell table:formula="of:=[.S9]-[.T9]" office:value-type="float" office:value="-7188.5" calcext:value-type="float">
            <text:p>-7188,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300" calcext:value-type="float">
            <text:p>2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0]+([.M10]/20)+([.N10]/240)" office:value-type="float" office:value="0.25" calcext:value-type="float">
            <text:p>0,25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575" calcext:value-type="float">
            <text:p>575,0000</text:p>
          </table:table-cell>
          <table:table-cell table:formula="of:=[.S10]-[.T10]" office:value-type="float" office:value="-575" calcext:value-type="float">
            <text:p>-57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50" calcext:value-type="float">
            <text:p>1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1]+([.M11]/20)+([.N11]/240)" office:value-type="float" office:value="0.8" calcext:value-type="float">
            <text:p>0,8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840" calcext:value-type="float">
            <text:p>840,0000</text:p>
          </table:table-cell>
          <table:table-cell table:formula="of:=[.S11]-[.T11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3110" calcext:value-type="float">
            <text:p>43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2]+([.M12]/20)+([.N12]/240)" office:value-type="float" office:value="0.3" calcext:value-type="float">
            <text:p>0,30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2933" calcext:value-type="float">
            <text:p>12 933,0000</text:p>
          </table:table-cell>
          <table:table-cell table:formula="of:=[.S12]-[.T12]" office:value-type="float" office:value="-12933" calcext:value-type="float">
            <text:p>-12933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3]+([.M13]/20)+([.N13]/240)" office:value-type="float" office:value="2" calcext:value-type="float">
            <text:p>2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2080" calcext:value-type="float">
            <text:p>2 080,0000</text:p>
          </table:table-cell>
          <table:table-cell table:formula="of:=[.S13]-[.T13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4]+([.M14]/20)+([.N14]/240)" office:value-type="float" office:value="0" calcext:value-type="float">
            <text:p>0,0000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[.P14]+0.05*[.Q14]+[.R14]/240" office:value-type="float" office:value="196" calcext:value-type="float">
            <text:p>196</text:p>
          </table:table-cell>
          <table:table-cell table:formula="of:=[.J14]*[.O14]" office:value-type="float" office:value="0" calcext:value-type="float">
            <text:p>0,0000</text:p>
          </table:table-cell>
          <table:table-cell table:formula="of:=[.S14]-[.T14]" office:value-type="float" office:value="196" calcext:value-type="float">
            <text:p>196</text:p>
          </table:table-cell>
          <table:table-cell office:value-type="string" calcext:value-type="string">
            <text:p>valeur de 19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éla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432" calcext:value-type="float">
            <text:p>6 432,00</text:p>
          </table:table-cell>
          <table:table-cell office:value-type="string" calcext:value-type="string">
            <text:p>livres</text:p>
          </table:table-cell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2" table:formula="of:=[.L15]+([.M15]/20)+([.N15]/240)" office:value-type="float" office:value="0.096" calcext:value-type="float">
            <text:p>0,096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617.472" calcext:value-type="float">
            <text:p>617,4720</text:p>
          </table:table-cell>
          <table:table-cell table:formula="of:=[.S15]-[.T15]" office:value-type="float" office:value="-617.472" calcext:value-type="float">
            <text:p>-617,47</text:p>
          </table:table-cell>
          <table:table-cell office:value-type="string" calcext:value-type="string">
            <text:p>9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6]+([.M16]/20)+([.N16]/240)" office:value-type="float" office:value="0" calcext:value-type="float">
            <text:p>0,00000</text:p>
          </table:table-cell>
          <table:table-cell office:value-type="float" office:value="2410" calcext:value-type="float">
            <text:p>2410</text:p>
          </table:table-cell>
          <table:table-cell table:number-columns-repeated="2"/>
          <table:table-cell table:formula="of:=[.P16]+0.05*[.Q16]+[.R16]/240" office:value-type="float" office:value="2410" calcext:value-type="float">
            <text:p>2410</text:p>
          </table:table-cell>
          <table:table-cell table:formula="of:=[.J16]*[.O16]" office:value-type="float" office:value="0" calcext:value-type="float">
            <text:p>0,0000</text:p>
          </table:table-cell>
          <table:table-cell table:formula="of:=[.S16]-[.T16]" office:value-type="float" office:value="2410" calcext:value-type="float">
            <text:p>2410</text:p>
          </table:table-cell>
          <table:table-cell office:value-type="string" calcext:value-type="string">
            <text:p>valeur de 24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990" calcext:value-type="float">
            <text:p>17 9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7]+([.M17]/20)+([.N17]/240)" office:value-type="float" office:value="0.175" calcext:value-type="float">
            <text:p>0,175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3148.25" calcext:value-type="float">
            <text:p>3 148,2500</text:p>
          </table:table-cell>
          <table:table-cell table:formula="of:=[.S17]-[.T17]" office:value-type="float" office:value="-3148.25" calcext:value-type="float">
            <text:p>-3148,25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8]+([.M18]/20)+([.N18]/240)" office:value-type="float" office:value="8" calcext:value-type="float">
            <text:p>8,0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912" calcext:value-type="float">
            <text:p>912,0000</text:p>
          </table:table-cell>
          <table:table-cell table:formula="of:=[.S18]-[.T18]" office:value-type="float" office:value="-912" calcext:value-type="float">
            <text:p>-912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9]+([.M19]/20)+([.N19]/240)" office:value-type="float" office:value="36" calcext:value-type="float">
            <text:p>36,0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52" calcext:value-type="float">
            <text:p>252,0000</text:p>
          </table:table-cell>
          <table:table-cell table:formula="of:=[.S19]-[.T19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]+([.M20]/20)+([.N20]/240)" office:value-type="float" office:value="0.2" calcext:value-type="float">
            <text:p>0,2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200" calcext:value-type="float">
            <text:p>200,0000</text:p>
          </table:table-cell>
          <table:table-cell table:formula="of:=[.S20]-[.T20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47" calcext:value-type="float">
            <text:p>547,00</text:p>
          </table:table-cell>
          <table:table-cell office:value-type="string" calcext:value-type="string">
            <text:p>demi caiss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21]+([.M21]/20)+([.N21]/240)" office:value-type="float" office:value="45" calcext:value-type="float">
            <text:p>45,00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24615" calcext:value-type="float">
            <text:p>24 615,0000</text:p>
          </table:table-cell>
          <table:table-cell table:formula="of:=[.S21]-[.T21]" office:value-type="float" office:value="-24615" calcext:value-type="float">
            <text:p>-2461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406" calcext:value-type="float">
            <text:p>2 4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2]+([.M22]/20)+([.N22]/240)" office:value-type="float" office:value="0.1" calcext:value-type="float">
            <text:p>0,1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40.6" calcext:value-type="float">
            <text:p>240,6000</text:p>
          </table:table-cell>
          <table:table-cell table:formula="of:=[.S22]-[.T22]" office:value-type="float" office:value="-240.6" calcext:value-type="float">
            <text:p>-240,6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7039" calcext:value-type="float">
            <text:p>127 039,00</text:p>
          </table:table-cell>
          <table:table-cell office:value-type="string" calcext:value-type="string">
            <text:p>livres</text:p>
          </table:table-cell>
          <table:table-cell office:value-type="float" office:value="0.42" calcext:value-type="float">
            <text:p>0,420</text:p>
          </table:table-cell>
          <table:table-cell table:number-columns-repeated="2"/>
          <table:table-cell table:style-name="ce22" table:formula="of:=[.L23]+([.M23]/20)+([.N23]/240)" office:value-type="float" office:value="0.42" calcext:value-type="float">
            <text:p>0,42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53356.38" calcext:value-type="float">
            <text:p>53 356,3800</text:p>
          </table:table-cell>
          <table:table-cell table:formula="of:=[.S23]-[.T23]" office:value-type="float" office:value="-53356.38" calcext:value-type="float">
            <text:p>-53356,38</text:p>
          </table:table-cell>
          <table:table-cell office:value-type="string" calcext:value-type="string">
            <text:p>42 L %</text:p>
          </table:table-cell>
          <table:table-cell table:number-columns-repeated="100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859" calcext:value-type="float">
            <text:p>10 8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4]+([.M24]/20)+([.N24]/240)" office:value-type="float" office:value="0.45" calcext:value-type="float">
            <text:p>0,4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4886.55" calcext:value-type="float">
            <text:p>4 886,5500</text:p>
          </table:table-cell>
          <table:table-cell table:formula="of:=[.S24]-[.T24]" office:value-type="float" office:value="-4886.55" calcext:value-type="float">
            <text:p>-4886,5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5]+([.M25]/20)+([.N25]/240)" office:value-type="float" office:value="3" calcext:value-type="float">
            <text:p>3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140" calcext:value-type="float">
            <text:p>1 140,0000</text:p>
          </table:table-cell>
          <table:table-cell table:formula="of:=[.S25]-[.T25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75961" calcext:value-type="float">
            <text:p>475 96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6]+([.M26]/20)+([.N26]/240)" office:value-type="float" office:value="2.25" calcext:value-type="float">
            <text:p>2,25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1070912.25" calcext:value-type="float">
            <text:p>1 070 912,2500</text:p>
          </table:table-cell>
          <table:table-cell table:formula="of:=[.S26]-[.T26]" office:value-type="float" office:value="-1070912.25" calcext:value-type="float">
            <text:p>-1070912,25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atis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7]+([.M27]/20)+([.N27]/240)" office:value-type="float" office:value="6" calcext:value-type="float">
            <text:p>6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1080" calcext:value-type="float">
            <text:p>1 080,0000</text:p>
          </table:table-cell>
          <table:table-cell table:formula="of:=[.S27]-[.T27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870" calcext:value-type="float">
            <text:p>3 87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8]+([.M28]/20)+([.N28]/240)" office:value-type="float" office:value="1.25" calcext:value-type="float">
            <text:p>1,2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4837.5" calcext:value-type="float">
            <text:p>4 837,5000</text:p>
          </table:table-cell>
          <table:table-cell table:formula="of:=[.S28]-[.T28]" office:value-type="float" office:value="-4837.5" calcext:value-type="float">
            <text:p>-4837,5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7256" calcext:value-type="float">
            <text:p>27 25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9]+([.M29]/20)+([.N29]/240)" office:value-type="float" office:value="0.95" calcext:value-type="float">
            <text:p>0,95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5893.2" calcext:value-type="float">
            <text:p>25 893,2000</text:p>
          </table:table-cell>
          <table:table-cell table:formula="of:=[.S29]-[.T29]" office:value-type="float" office:value="-25893.2" calcext:value-type="float">
            <text:p>-25893,2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53" calcext:value-type="float">
            <text:p>25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0]+([.M30]/20)+([.N30]/240)" office:value-type="float" office:value="0.9" calcext:value-type="float">
            <text:p>0,9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227.7" calcext:value-type="float">
            <text:p>227,7000</text:p>
          </table:table-cell>
          <table:table-cell table:formula="of:=[.S30]-[.T30]" office:value-type="float" office:value="-227.7" calcext:value-type="float">
            <text:p>-227,7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serpilli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887" calcext:value-type="float">
            <text:p>3 88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1]+([.M31]/20)+([.N31]/240)" office:value-type="float" office:value="0.5" calcext:value-type="float">
            <text:p>0,5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1943.5" calcext:value-type="float">
            <text:p>1 943,5000</text:p>
          </table:table-cell>
          <table:table-cell table:formula="of:=[.S31]-[.T31]" office:value-type="float" office:value="-1943.5" calcext:value-type="float">
            <text:p>-1943,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32]+([.M32]/20)+([.N32]/240)" office:value-type="float" office:value="1.75" calcext:value-type="float">
            <text:p>1,75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3150" calcext:value-type="float">
            <text:p>3 150,0000</text:p>
          </table:table-cell>
          <table:table-cell table:formula="of:=[.S32]-[.T32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a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3]+([.M33]/20)+([.N33]/240)" office:value-type="float" office:value="45" calcext:value-type="float">
            <text:p>45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080" calcext:value-type="float">
            <text:p>1 080,0000</text:p>
          </table:table-cell>
          <table:table-cell table:formula="of:=[.S33]-[.T33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4]+([.M34]/20)+([.N34]/240)" office:value-type="float" office:value="50" calcext:value-type="float">
            <text:p>50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300" calcext:value-type="float">
            <text:p>300,0000</text:p>
          </table:table-cell>
          <table:table-cell table:formula="of:=[.S34]-[.T3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5]+([.M35]/20)+([.N35]/240)" office:value-type="float" office:value="100" calcext:value-type="float">
            <text:p>100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8600" calcext:value-type="float">
            <text:p>8 600,0000</text:p>
          </table:table-cell>
          <table:table-cell table:formula="of:=[.S35]-[.T35]" office:value-type="float" office:value="-8600" calcext:value-type="float">
            <text:p>-860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6]+([.M36]/20)+([.N36]/240)" office:value-type="float" office:value="1.5" calcext:value-type="float">
            <text:p>1,5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270" calcext:value-type="float">
            <text:p>270,0000</text:p>
          </table:table-cell>
          <table:table-cell table:formula="of:=[.S36]-[.T36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la Roch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7]+([.M37]/20)+([.N37]/240)" office:value-type="float" office:value="30" calcext:value-type="float">
            <text:p>30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210" calcext:value-type="float">
            <text:p>210,0000</text:p>
          </table:table-cell>
          <table:table-cell table:formula="of:=[.S37]-[.T37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quart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8]+([.M38]/20)+([.N38]/240)" office:value-type="float" office:value="15" calcext:value-type="float">
            <text:p>15,0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285" calcext:value-type="float">
            <text:p>285,0000</text:p>
          </table:table-cell>
          <table:table-cell table:formula="of:=[.S38]-[.T38]" office:value-type="float" office:value="-285" calcext:value-type="float">
            <text:p>-285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9]+([.M39]/20)+([.N39]/240)" office:value-type="float" office:value="10" calcext:value-type="float">
            <text:p>10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560" calcext:value-type="float">
            <text:p>560,0000</text:p>
          </table:table-cell>
          <table:table-cell table:formula="of:=[.S39]-[.T39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48600" calcext:value-type="float">
            <text:p>148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40]+([.M40]/20)+([.N40]/240)" office:value-type="float" office:value="0.175" calcext:value-type="float">
            <text:p>0,175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26005" calcext:value-type="float">
            <text:p>26 005,0000</text:p>
          </table:table-cell>
          <table:table-cell table:formula="of:=[.S40]-[.T40]" office:value-type="float" office:value="-26005" calcext:value-type="float">
            <text:p>-26005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muid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41]+([.M41]/20)+([.N41]/240)" office:value-type="float" office:value="160" calcext:value-type="float">
            <text:p>160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9120" calcext:value-type="float">
            <text:p>9 120,0000</text:p>
          </table:table-cell>
          <table:table-cell table:formula="of:=[.S41]-[.T41]" office:value-type="float" office:value="-9120" calcext:value-type="float">
            <text:p>-912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42]+([.M42]/20)+([.N42]/240)" office:value-type="float" office:value="0.35" calcext:value-type="float">
            <text:p>0,35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3500" calcext:value-type="float">
            <text:p>3 500,0000</text:p>
          </table:table-cell>
          <table:table-cell table:formula="of:=[.S42]-[.T42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1.5" calcext:value-type="float">
            <text:p>61,5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43]+([.M43]/20)+([.N43]/240)" office:value-type="float" office:value="24" calcext:value-type="float">
            <text:p>24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1476" calcext:value-type="float">
            <text:p>1 476,0000</text:p>
          </table:table-cell>
          <table:table-cell table:formula="of:=[.S43]-[.T43]" office:value-type="float" office:value="-1476" calcext:value-type="float">
            <text:p>-1476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4" calcext:value-type="float">
            <text:p>174,00</text:p>
          </table:table-cell>
          <table:table-cell office:value-type="string" calcext:value-type="string">
            <text:p>pai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4]+([.M44]/20)+([.N44]/240)" office:value-type="float" office:value="2" calcext:value-type="float">
            <text:p>2,00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348" calcext:value-type="float">
            <text:p>348,0000</text:p>
          </table:table-cell>
          <table:table-cell table:formula="of:=[.S44]-[.T44]" office:value-type="float" office:value="-348" calcext:value-type="float">
            <text:p>-348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774" calcext:value-type="float">
            <text:p>28 7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45]+([.M45]/20)+([.N45]/240)" office:value-type="float" office:value="0.55" calcext:value-type="float">
            <text:p>0,55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5825.7" calcext:value-type="float">
            <text:p>15 825,7000</text:p>
          </table:table-cell>
          <table:table-cell table:formula="of:=[.S45]-[.T45]" office:value-type="float" office:value="-15825.7" calcext:value-type="float">
            <text:p>-15825,7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2" table:formula="of:=[.L46]+([.M46]/20)+([.N46]/240)" office:value-type="float" office:value="2.4" calcext:value-type="float">
            <text:p>2,4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480" calcext:value-type="float">
            <text:p>480,0000</text:p>
          </table:table-cell>
          <table:table-cell table:formula="of:=[.S46]-[.T46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479" calcext:value-type="float">
            <text:p>4 4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47]+([.M47]/20)+([.N47]/240)" office:value-type="float" office:value="0.55" calcext:value-type="float">
            <text:p>0,5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463.45" calcext:value-type="float">
            <text:p>2 463,4500</text:p>
          </table:table-cell>
          <table:table-cell table:formula="of:=[.S47]-[.T47]" office:value-type="float" office:value="-2463.45" calcext:value-type="float">
            <text:p>-2463,4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42" calcext:value-type="float">
            <text:p>442,00</text:p>
          </table:table-cell>
          <table:table-cell office:value-type="string" calcext:value-type="string">
            <text:p>paque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48]+([.M48]/20)+([.N48]/240)" office:value-type="float" office:value="2.5" calcext:value-type="float">
            <text:p>2,5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1105" calcext:value-type="float">
            <text:p>1 105,0000</text:p>
          </table:table-cell>
          <table:table-cell table:formula="of:=[.S48]-[.T48]" office:value-type="float" office:value="-1105" calcext:value-type="float">
            <text:p>-1105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082" calcext:value-type="float">
            <text:p>3 08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49]+([.M49]/20)+([.N49]/240)" office:value-type="float" office:value="2" calcext:value-type="float">
            <text:p>2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6164" calcext:value-type="float">
            <text:p>6 164,0000</text:p>
          </table:table-cell>
          <table:table-cell table:formula="of:=[.S49]-[.T49]" office:value-type="float" office:value="-6164" calcext:value-type="float">
            <text:p>-6164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262" calcext:value-type="float">
            <text:p>7 262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0]+([.M50]/20)+([.N50]/240)" office:value-type="float" office:value="10" calcext:value-type="float">
            <text:p>1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72620" calcext:value-type="float">
            <text:p>72 620,0000</text:p>
          </table:table-cell>
          <table:table-cell table:formula="of:=[.S50]-[.T50]" office:value-type="float" office:value="-72620" calcext:value-type="float">
            <text:p>-7262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re bru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2" calcext:value-type="float">
            <text:p>40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51]+([.M51]/20)+([.N51]/240)" office:value-type="float" office:value="1.75" calcext:value-type="float">
            <text:p>1,75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703.5" calcext:value-type="float">
            <text:p>703,5000</text:p>
          </table:table-cell>
          <table:table-cell table:formula="of:=[.S51]-[.T51]" office:value-type="float" office:value="-703.5" calcext:value-type="float">
            <text:p>-703,5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70" calcext:value-type="float">
            <text:p>6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52]+([.M52]/20)+([.N52]/240)" office:value-type="float" office:value="1" calcext:value-type="float">
            <text:p>1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670" calcext:value-type="float">
            <text:p>670,0000</text:p>
          </table:table-cell>
          <table:table-cell table:formula="of:=[.S52]-[.T52]" office:value-type="float" office:value="-670" calcext:value-type="float">
            <text:p>-67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6" calcext:value-type="float">
            <text:p>146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53]+([.M53]/20)+([.N53]/240)" office:value-type="float" office:value="12" calcext:value-type="float">
            <text:p>12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752" calcext:value-type="float">
            <text:p>1 752,0000</text:p>
          </table:table-cell>
          <table:table-cell table:formula="of:=[.S53]-[.T53]" office:value-type="float" office:value="-1752" calcext:value-type="float">
            <text:p>-1752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rs de boeuf tané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980" calcext:value-type="float">
            <text:p>26 980,00</text:p>
          </table:table-cell>
          <table:table-cell office:value-type="string" calcext:value-type="string">
            <text:p>en nombre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54]+([.M54]/20)+([.N54]/240)" office:value-type="float" office:value="36" calcext:value-type="float">
            <text:p>36,0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971280" calcext:value-type="float">
            <text:p>971 280,0000</text:p>
          </table:table-cell>
          <table:table-cell table:formula="of:=[.S54]-[.T54]" office:value-type="float" office:value="-971280" calcext:value-type="float">
            <text:p>-97128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rs de genisse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68" calcext:value-type="float">
            <text:p>2 768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55]+([.M55]/20)+([.N55]/240)" office:value-type="float" office:value="18" calcext:value-type="float">
            <text:p>18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49824" calcext:value-type="float">
            <text:p>49 824,0000</text:p>
          </table:table-cell>
          <table:table-cell table:formula="of:=[.S55]-[.T55]" office:value-type="float" office:value="-49824" calcext:value-type="float">
            <text:p>-49824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8897" calcext:value-type="float">
            <text:p>28 8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56]+([.M56]/20)+([.N56]/240)" office:value-type="float" office:value="0.45" calcext:value-type="float">
            <text:p>0,45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13003.65" calcext:value-type="float">
            <text:p>13 003,6500</text:p>
          </table:table-cell>
          <table:table-cell table:formula="of:=[.S56]-[.T56]" office:value-type="float" office:value="-13003.65" calcext:value-type="float">
            <text:p>-13003,6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nch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ai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57]+([.M57]/20)+([.N57]/240)" office:value-type="float" office:value="6" calcext:value-type="float">
            <text:p>6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72" calcext:value-type="float">
            <text:p>72,0000</text:p>
          </table:table-cell>
          <table:table-cell table:formula="of:=[.S57]-[.T57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58]+([.M58]/20)+([.N58]/240)" office:value-type="float" office:value="0" calcext:value-type="float">
            <text:p>0,0000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formula="of:=[.P58]+0.05*[.Q58]+[.R58]/240" office:value-type="float" office:value="303" calcext:value-type="float">
            <text:p>303</text:p>
          </table:table-cell>
          <table:table-cell table:formula="of:=[.J58]*[.O58]" office:value-type="float" office:value="0" calcext:value-type="float">
            <text:p>0,0000</text:p>
          </table:table-cell>
          <table:table-cell table:formula="of:=[.S58]-[.T58]" office:value-type="float" office:value="303" calcext:value-type="float">
            <text:p>303</text:p>
          </table:table-cell>
          <table:table-cell office:value-type="string" calcext:value-type="string">
            <text:p>valeur de 303 L</text:p>
          </table:table-cell>
          <table:table-cell table:number-columns-repeated="100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076" calcext:value-type="float">
            <text:p>5 07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59]+([.M59]/20)+([.N59]/240)" office:value-type="float" office:value="4" calcext:value-type="float">
            <text:p>4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20304" calcext:value-type="float">
            <text:p>20 304,0000</text:p>
          </table:table-cell>
          <table:table-cell table:formula="of:=[.S59]-[.T59]" office:value-type="float" office:value="-20304" calcext:value-type="float">
            <text:p>-20304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60]+([.M60]/20)+([.N60]/240)" office:value-type="float" office:value="8" calcext:value-type="float">
            <text:p>8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920" calcext:value-type="float">
            <text:p>1 920,0000</text:p>
          </table:table-cell>
          <table:table-cell table:formula="of:=[.S60]-[.T60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gêne fin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8" calcext:value-type="float">
            <text:p>168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61]+([.M61]/20)+([.N61]/240)" office:value-type="float" office:value="7" calcext:value-type="float">
            <text:p>7,0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176" calcext:value-type="float">
            <text:p>1 176,0000</text:p>
          </table:table-cell>
          <table:table-cell table:formula="of:=[.S61]-[.T61]" office:value-type="float" office:value="-1176" calcext:value-type="float">
            <text:p>-1176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10.5" calcext:value-type="float">
            <text:p>310,5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62]+([.M62]/20)+([.N62]/240)" office:value-type="float" office:value="36" calcext:value-type="float">
            <text:p>36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11178" calcext:value-type="float">
            <text:p>11 178,0000</text:p>
          </table:table-cell>
          <table:table-cell table:formula="of:=[.S62]-[.T62]" office:value-type="float" office:value="-11178" calcext:value-type="float">
            <text:p>-11178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554" calcext:value-type="float">
            <text:p>3 5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63]+([.M63]/20)+([.N63]/240)" office:value-type="float" office:value="0.25" calcext:value-type="float">
            <text:p>0,25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888.5" calcext:value-type="float">
            <text:p>888,5000</text:p>
          </table:table-cell>
          <table:table-cell table:formula="of:=[.S63]-[.T63]" office:value-type="float" office:value="-888.5" calcext:value-type="float">
            <text:p>-888,5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iv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1567" calcext:value-type="float">
            <text:p>111 56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64]+([.M64]/20)+([.N64]/240)" office:value-type="float" office:value="1" calcext:value-type="float">
            <text:p>1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11567" calcext:value-type="float">
            <text:p>111 567,0000</text:p>
          </table:table-cell>
          <table:table-cell table:formula="of:=[.S64]-[.T64]" office:value-type="float" office:value="-111567" calcext:value-type="float">
            <text:p>-111567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6769" calcext:value-type="float">
            <text:p>366 76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65]+([.M65]/20)+([.N65]/240)" office:value-type="float" office:value="1.5" calcext:value-type="float">
            <text:p>1,5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550153.5" calcext:value-type="float">
            <text:p>550 153,5000</text:p>
          </table:table-cell>
          <table:table-cell table:formula="of:=[.S65]-[.T65]" office:value-type="float" office:value="-550153.5" calcext:value-type="float">
            <text:p>-550153,5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4100" calcext:value-type="float">
            <text:p>264 10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66]+([.M66]/20)+([.N66]/240)" office:value-type="float" office:value="9" calcext:value-type="float">
            <text:p>9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2376900" calcext:value-type="float">
            <text:p>2 376 900,0000</text:p>
          </table:table-cell>
          <table:table-cell table:formula="of:=[.S66]-[.T66]" office:value-type="float" office:value="-2376900" calcext:value-type="float">
            <text:p>-2376900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9020" calcext:value-type="float">
            <text:p>69 0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67]+([.M67]/20)+([.N67]/240)" office:value-type="float" office:value="2.5" calcext:value-type="float">
            <text:p>2,5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72550" calcext:value-type="float">
            <text:p>172 550,0000</text:p>
          </table:table-cell>
          <table:table-cell table:formula="of:=[.S67]-[.T67]" office:value-type="float" office:value="-172550" calcext:value-type="float">
            <text:p>-172550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7" calcext:value-type="float">
            <text:p>177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68]+([.M68]/20)+([.N68]/240)" office:value-type="float" office:value="500" calcext:value-type="float">
            <text:p>500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88500" calcext:value-type="float">
            <text:p>88 500,0000</text:p>
          </table:table-cell>
          <table:table-cell table:formula="of:=[.S68]-[.T68]" office:value-type="float" office:value="-88500" calcext:value-type="float">
            <text:p>-8850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9370" calcext:value-type="float">
            <text:p>49 370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69]+([.M69]/20)+([.N69]/240)" office:value-type="float" office:value="12" calcext:value-type="float">
            <text:p>12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592440" calcext:value-type="float">
            <text:p>592 440,0000</text:p>
          </table:table-cell>
          <table:table-cell table:formula="of:=[.S69]-[.T69]" office:value-type="float" office:value="-592440" calcext:value-type="float">
            <text:p>-59244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097" calcext:value-type="float">
            <text:p>16 09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70]+([.M70]/20)+([.N70]/240)" office:value-type="float" office:value="1" calcext:value-type="float">
            <text:p>1,0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6097" calcext:value-type="float">
            <text:p>16 097,0000</text:p>
          </table:table-cell>
          <table:table-cell table:formula="of:=[.S70]-[.T70]" office:value-type="float" office:value="-16097" calcext:value-type="float">
            <text:p>-16097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062" calcext:value-type="float">
            <text:p>4 06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71]+([.M71]/20)+([.N71]/240)" office:value-type="float" office:value="1" calcext:value-type="float">
            <text:p>1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4062" calcext:value-type="float">
            <text:p>4 062,0000</text:p>
          </table:table-cell>
          <table:table-cell table:formula="of:=[.S71]-[.T71]" office:value-type="float" office:value="-4062" calcext:value-type="float">
            <text:p>-4062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5555" calcext:value-type="float">
            <text:p>275 55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72]+([.M72]/20)+([.N72]/240)" office:value-type="float" office:value="1.5" calcext:value-type="float">
            <text:p>1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413332.5" calcext:value-type="float">
            <text:p>413 332,5000</text:p>
          </table:table-cell>
          <table:table-cell table:formula="of:=[.S72]-[.T72]" office:value-type="float" office:value="-413332.5" calcext:value-type="float">
            <text:p>-413332,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42600" calcext:value-type="float">
            <text:p>1 742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73]+([.M73]/20)+([.N73]/240)" office:value-type="float" office:value="1.4" calcext:value-type="float">
            <text:p>1,4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2439640" calcext:value-type="float">
            <text:p>2 439 640,0000</text:p>
          </table:table-cell>
          <table:table-cell table:formula="of:=[.S73]-[.T73]" office:value-type="float" office:value="-2439640" calcext:value-type="float">
            <text:p>-2439640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800" calcext:value-type="float">
            <text:p>4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74]+([.M74]/20)+([.N74]/240)" office:value-type="float" office:value="1.25" calcext:value-type="float">
            <text:p>1,25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6000" calcext:value-type="float">
            <text:p>6 000,0000</text:p>
          </table:table-cell>
          <table:table-cell table:formula="of:=[.S74]-[.T74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30" calcext:value-type="float">
            <text:p>1 9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75]+([.M75]/20)+([.N75]/240)" office:value-type="float" office:value="0.95" calcext:value-type="float">
            <text:p>0,95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1833.5" calcext:value-type="float">
            <text:p>1 833,5000</text:p>
          </table:table-cell>
          <table:table-cell table:formula="of:=[.S75]-[.T75]" office:value-type="float" office:value="-1833.5" calcext:value-type="float">
            <text:p>-1833,5</text:p>
          </table:table-cell>
          <table:table-cell table:style-name="ce24" office:value-type="string" calcext:value-type="string">
            <text:p>???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6]+([.M76]/20)+([.N76]/240)" office:value-type="float" office:value="3.5" calcext:value-type="float">
            <text:p>3,5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462" calcext:value-type="float">
            <text:p>462,0000</text:p>
          </table:table-cell>
          <table:table-cell table:formula="of:=[.S76]-[.T76]" office:value-type="float" office:value="-462" calcext:value-type="float">
            <text:p>-462</text:p>
          </table:table-cell>
          <table:table-cell table:style-name="ce24" office:value-type="string" calcext:value-type="string">
            <text:p>???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44" calcext:value-type="float">
            <text:p>34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77]+([.M77]/20)+([.N77]/240)" office:value-type="float" office:value="2" calcext:value-type="float">
            <text:p>2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688" calcext:value-type="float">
            <text:p>688,0000</text:p>
          </table:table-cell>
          <table:table-cell table:formula="of:=[.S77]-[.T77]" office:value-type="float" office:value="-688" calcext:value-type="float">
            <text:p>-688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90" calcext:value-type="float">
            <text:p>1 5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78]+([.M78]/20)+([.N78]/240)" office:value-type="float" office:value="1.25" calcext:value-type="float">
            <text:p>1,25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987.5" calcext:value-type="float">
            <text:p>1 987,5000</text:p>
          </table:table-cell>
          <table:table-cell table:formula="of:=[.S78]-[.T78]" office:value-type="float" office:value="-1987.5" calcext:value-type="float">
            <text:p>-1987,5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79]+([.M79]/20)+([.N79]/240)" office:value-type="float" office:value="2.5" calcext:value-type="float">
            <text:p>2,5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220" calcext:value-type="float">
            <text:p>220,0000</text:p>
          </table:table-cell>
          <table:table-cell table:formula="of:=[.S79]-[.T79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400" calcext:value-type="float">
            <text:p>22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80]+([.M80]/20)+([.N80]/240)" office:value-type="float" office:value="1.05" calcext:value-type="float">
            <text:p>1,05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23520" calcext:value-type="float">
            <text:p>23 520,0000</text:p>
          </table:table-cell>
          <table:table-cell table:formula="of:=[.S80]-[.T80]" office:value-type="float" office:value="-23520" calcext:value-type="float">
            <text:p>-2352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rou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277" calcext:value-type="float">
            <text:p>2 27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1]+([.M81]/20)+([.N81]/240)" office:value-type="float" office:value="1.5" calcext:value-type="float">
            <text:p>1,5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3415.5" calcext:value-type="float">
            <text:p>3 415,5000</text:p>
          </table:table-cell>
          <table:table-cell table:formula="of:=[.S81]-[.T81]" office:value-type="float" office:value="-3415.5" calcext:value-type="float">
            <text:p>-3415,5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629" calcext:value-type="float">
            <text:p>3 62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2]+([.M82]/20)+([.N82]/240)" office:value-type="float" office:value="1" calcext:value-type="float">
            <text:p>1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3629" calcext:value-type="float">
            <text:p>3 629,0000</text:p>
          </table:table-cell>
          <table:table-cell table:formula="of:=[.S82]-[.T82]" office:value-type="float" office:value="-3629" calcext:value-type="float">
            <text:p>-3629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g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43" calcext:value-type="float">
            <text:p>74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83]+([.M83]/20)+([.N83]/240)" office:value-type="float" office:value="0.9" calcext:value-type="float">
            <text:p>0,9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668.7" calcext:value-type="float">
            <text:p>668,7000</text:p>
          </table:table-cell>
          <table:table-cell table:formula="of:=[.S83]-[.T83]" office:value-type="float" office:value="-668.7" calcext:value-type="float">
            <text:p>-668,7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200" calcext:value-type="float">
            <text:p>3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84]+([.M84]/20)+([.N84]/240)" office:value-type="float" office:value="1.3" calcext:value-type="float">
            <text:p>1,3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4160" calcext:value-type="float">
            <text:p>4 160,0000</text:p>
          </table:table-cell>
          <table:table-cell table:formula="of:=[.S84]-[.T84]" office:value-type="float" office:value="-4160" calcext:value-type="float">
            <text:p>-416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85]+([.M85]/20)+([.N85]/240)" office:value-type="float" office:value="100" calcext:value-type="float">
            <text:p>100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500" calcext:value-type="float">
            <text:p>500,0000</text:p>
          </table:table-cell>
          <table:table-cell table:formula="of:=[.S85]-[.T85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10" calcext:value-type="float">
            <text:p>1 6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86]+([.M86]/20)+([.N86]/240)" office:value-type="float" office:value="0.35" calcext:value-type="float">
            <text:p>0,35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563.5" calcext:value-type="float">
            <text:p>563,5000</text:p>
          </table:table-cell>
          <table:table-cell table:formula="of:=[.S86]-[.T86]" office:value-type="float" office:value="-563.5" calcext:value-type="float">
            <text:p>-563,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164" calcext:value-type="float">
            <text:p>35 16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87]+([.M87]/20)+([.N87]/240)" office:value-type="float" office:value="0.55" calcext:value-type="float">
            <text:p>0,55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19340.2" calcext:value-type="float">
            <text:p>19 340,2000</text:p>
          </table:table-cell>
          <table:table-cell table:formula="of:=[.S87]-[.T87]" office:value-type="float" office:value="-19340.2" calcext:value-type="float">
            <text:p>-19340,2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420" calcext:value-type="float">
            <text:p>40 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table:formula="of:=[.L88]+([.M88]/20)+([.N88]/240)" office:value-type="float" office:value="0.0875" calcext:value-type="float">
            <text:p>0,0875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3536.75" calcext:value-type="float">
            <text:p>3 536,7500</text:p>
          </table:table-cell>
          <table:table-cell table:formula="of:=[.S88]-[.T88]" office:value-type="float" office:value="-3536.75" calcext:value-type="float">
            <text:p>-3536,75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89]+([.M89]/20)+([.N89]/240)" office:value-type="float" office:value="17" calcext:value-type="float">
            <text:p>17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04" calcext:value-type="float">
            <text:p>204,0000</text:p>
          </table:table-cell>
          <table:table-cell table:formula="of:=[.S89]-[.T89]" office:value-type="float" office:value="-204" calcext:value-type="float">
            <text:p>-204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9100" calcext:value-type="float">
            <text:p>9 100,00</text:p>
          </table:table-cell>
          <table:table-cell office:value-type="string" calcext:value-type="string">
            <text:p>livres</text:p>
          </table:table-cell>
          <table:table-cell office:value-type="float" office:value="0.57" calcext:value-type="float">
            <text:p>0,57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2" table:formula="of:=[.L90]+([.M90]/20)+([.N90]/240)" office:value-type="float" office:value="0.576" calcext:value-type="float">
            <text:p>0,576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5241.6" calcext:value-type="float">
            <text:p>5 241,6000</text:p>
          </table:table-cell>
          <table:table-cell table:formula="of:=[.S90]-[.T90]" office:value-type="float" office:value="-5241.6" calcext:value-type="float">
            <text:p>-5241,6</text:p>
          </table:table-cell>
          <table:table-cell office:value-type="string" calcext:value-type="string">
            <text:p>57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98270" calcext:value-type="float">
            <text:p>1 098 2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91]+([.M91]/20)+([.N91]/240)" office:value-type="float" office:value="0.55" calcext:value-type="float">
            <text:p>0,5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604048.5" calcext:value-type="float">
            <text:p>604 048,5000</text:p>
          </table:table-cell>
          <table:table-cell table:formula="of:=[.S91]-[.T91]" office:value-type="float" office:value="-604048.5" calcext:value-type="float">
            <text:p>-604048,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quill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92]+([.M92]/20)+([.N92]/240)" office:value-type="float" office:value="100" calcext:value-type="float">
            <text:p>10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200" calcext:value-type="float">
            <text:p>200,0000</text:p>
          </table:table-cell>
          <table:table-cell table:formula="of:=[.S92]-[.T92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93]+([.M93]/20)+([.N93]/240)" office:value-type="float" office:value="150" calcext:value-type="float">
            <text:p>150,0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9000" calcext:value-type="float">
            <text:p>9 000,0000</text:p>
          </table:table-cell>
          <table:table-cell table:formula="of:=[.S93]-[.T93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765" calcext:value-type="float">
            <text:p>2 765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94]+([.M94]/20)+([.N94]/240)" office:value-type="float" office:value="0.45" calcext:value-type="float">
            <text:p>0,4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1244.25" calcext:value-type="float">
            <text:p>1 244,2500</text:p>
          </table:table-cell>
          <table:table-cell table:formula="of:=[.S94]-[.T94]" office:value-type="float" office:value="-1244.25" calcext:value-type="float">
            <text:p>-1244,2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tres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25" calcext:value-type="float">
            <text:p>1 225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95]+([.M95]/20)+([.N95]/240)" office:value-type="float" office:value="20" calcext:value-type="float">
            <text:p>20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4500" calcext:value-type="float">
            <text:p>24 500,0000</text:p>
          </table:table-cell>
          <table:table-cell table:formula="of:=[.S95]-[.T95]" office:value-type="float" office:value="-24500" calcext:value-type="float">
            <text:p>-2450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96]+([.M96]/20)+([.N96]/240)" office:value-type="float" office:value="0" calcext:value-type="float">
            <text:p>0,00000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P96]+0.05*[.Q96]+[.R96]/240" office:value-type="float" office:value="177" calcext:value-type="float">
            <text:p>177</text:p>
          </table:table-cell>
          <table:table-cell table:formula="of:=[.J96]*[.O96]" office:value-type="float" office:value="0" calcext:value-type="float">
            <text:p>0,0000</text:p>
          </table:table-cell>
          <table:table-cell table:formula="of:=[.S96]-[.T96]" office:value-type="float" office:value="177" calcext:value-type="float">
            <text:p>177</text:p>
          </table:table-cell>
          <table:table-cell office:value-type="string" calcext:value-type="string">
            <text:p>valeur de 177 L cy</text:p>
          </table:table-cell>
          <table:table-cell table:number-columns-repeated="1002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70647" calcext:value-type="float">
            <text:p>1 470 64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97]+([.M97]/20)+([.N97]/240)" office:value-type="float" office:value="0.175" calcext:value-type="float">
            <text:p>0,175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57363.225" calcext:value-type="float">
            <text:p>257 363,2250</text:p>
          </table:table-cell>
          <table:table-cell table:formula="of:=[.S97]-[.T97]" office:value-type="float" office:value="-257363.225" calcext:value-type="float">
            <text:p>-257363,23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0550" calcext:value-type="float">
            <text:p>10 55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98]+([.M98]/20)+([.N98]/240)" office:value-type="float" office:value="4" calcext:value-type="float">
            <text:p>4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42200" calcext:value-type="float">
            <text:p>42 200,0000</text:p>
          </table:table-cell>
          <table:table-cell table:formula="of:=[.S98]-[.T98]" office:value-type="float" office:value="-42200" calcext:value-type="float">
            <text:p>-4220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96" calcext:value-type="float">
            <text:p>896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99]+([.M99]/20)+([.N99]/240)" office:value-type="float" office:value="8" calcext:value-type="float">
            <text:p>8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7168" calcext:value-type="float">
            <text:p>7 168,0000</text:p>
          </table:table-cell>
          <table:table-cell table:formula="of:=[.S99]-[.T99]" office:value-type="float" office:value="-7168" calcext:value-type="float">
            <text:p>-7168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40" calcext:value-type="float">
            <text:p>640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00]+([.M100]/20)+([.N100]/240)" office:value-type="float" office:value="3" calcext:value-type="float">
            <text:p>3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920" calcext:value-type="float">
            <text:p>1 920,0000</text:p>
          </table:table-cell>
          <table:table-cell table:formula="of:=[.S100]-[.T100]" office:value-type="float" office:value="-1920" calcext:value-type="float">
            <text:p>-192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556" calcext:value-type="float">
            <text:p>12 556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01]+([.M101]/20)+([.N101]/240)" office:value-type="float" office:value="7" calcext:value-type="float">
            <text:p>7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87892" calcext:value-type="float">
            <text:p>87 892,0000</text:p>
          </table:table-cell>
          <table:table-cell table:formula="of:=[.S101]-[.T101]" office:value-type="float" office:value="-87892" calcext:value-type="float">
            <text:p>-87892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à l'ecu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4" calcext:value-type="float">
            <text:p>164,00</text:p>
          </table:table-cell>
          <table:table-cell office:value-type="string" calcext:value-type="string">
            <text:p>ram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02]+([.M102]/20)+([.N102]/240)" office:value-type="float" office:value="6" calcext:value-type="float">
            <text:p>6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984" calcext:value-type="float">
            <text:p>984,0000</text:p>
          </table:table-cell>
          <table:table-cell table:formula="of:=[.S102]-[.T102]" office:value-type="float" office:value="-984" calcext:value-type="float">
            <text:p>-984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à l'ecu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6938" calcext:value-type="float">
            <text:p>16 938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03]+([.M103]/20)+([.N103]/240)" office:value-type="float" office:value="9" calcext:value-type="float">
            <text:p>9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152442" calcext:value-type="float">
            <text:p>152 442,0000</text:p>
          </table:table-cell>
          <table:table-cell table:formula="of:=[.S103]-[.T103]" office:value-type="float" office:value="-152442" calcext:value-type="float">
            <text:p>-152442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à l'etoil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094" calcext:value-type="float">
            <text:p>5 094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04]+([.M104]/20)+([.N104]/240)" office:value-type="float" office:value="9" calcext:value-type="float">
            <text:p>9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45846" calcext:value-type="float">
            <text:p>45 846,0000</text:p>
          </table:table-cell>
          <table:table-cell table:formula="of:=[.S104]-[.T104]" office:value-type="float" office:value="-45846" calcext:value-type="float">
            <text:p>-45846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pierres en quart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35" calcext:value-type="float">
            <text:p>535,00</text:p>
          </table:table-cell>
          <table:table-cell office:value-type="string" calcext:value-type="string">
            <text:p>tonneaux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05]+([.M105]/20)+([.N105]/240)" office:value-type="float" office:value="15" calcext:value-type="float">
            <text:p>15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8025" calcext:value-type="float">
            <text:p>8 025,0000</text:p>
          </table:table-cell>
          <table:table-cell table:formula="of:=[.S105]-[.T105]" office:value-type="float" office:value="-8025" calcext:value-type="float">
            <text:p>-8025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106]+([.M106]/20)+([.N106]/240)" office:value-type="float" office:value="250" calcext:value-type="float">
            <text:p>25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500" calcext:value-type="float">
            <text:p>3 500,0000</text:p>
          </table:table-cell>
          <table:table-cell table:formula="of:=[.S106]-[.T106]" office:value-type="float" office:value="-3500" calcext:value-type="float">
            <text:p>-35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muid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107]+([.M107]/20)+([.N107]/240)" office:value-type="float" office:value="160" calcext:value-type="float">
            <text:p>160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4080" calcext:value-type="float">
            <text:p>14 080,0000</text:p>
          </table:table-cell>
          <table:table-cell table:formula="of:=[.S107]-[.T107]" office:value-type="float" office:value="-14080" calcext:value-type="float">
            <text:p>-1408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4200" calcext:value-type="float">
            <text:p>224 2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2" table:formula="of:=[.L108]+([.M108]/20)+([.N108]/240)" office:value-type="float" office:value="0.186" calcext:value-type="float">
            <text:p>0,186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41701.2" calcext:value-type="float">
            <text:p>41 701,2000</text:p>
          </table:table-cell>
          <table:table-cell table:formula="of:=[.S108]-[.T108]" office:value-type="float" office:value="-41701.2" calcext:value-type="float">
            <text:p>-41701,2</text:p>
          </table:table-cell>
          <table:table-cell office:value-type="string" calcext:value-type="string">
            <text:p>18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3815" calcext:value-type="float">
            <text:p>23 815,00</text:p>
          </table:table-cell>
          <table:table-cell office:value-type="string" calcext:value-type="string">
            <text:p>livres</text:p>
          </table:table-cell>
          <table:table-cell office:value-type="float" office:value="0.42" calcext:value-type="float">
            <text:p>0,420</text:p>
          </table:table-cell>
          <table:table-cell table:number-columns-repeated="2"/>
          <table:table-cell table:style-name="ce22" table:formula="of:=[.L109]+([.M109]/20)+([.N109]/240)" office:value-type="float" office:value="0.42" calcext:value-type="float">
            <text:p>0,42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10002.3" calcext:value-type="float">
            <text:p>10 002,3000</text:p>
          </table:table-cell>
          <table:table-cell table:formula="of:=[.S109]-[.T109]" office:value-type="float" office:value="-10002.3" calcext:value-type="float">
            <text:p>-10002,3</text:p>
          </table:table-cell>
          <table:table-cell office:value-type="string" calcext:value-type="string">
            <text:p>4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6287" calcext:value-type="float">
            <text:p>116 2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10]+([.M110]/20)+([.N110]/240)" office:value-type="float" office:value="0.45" calcext:value-type="float">
            <text:p>0,45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52329.15" calcext:value-type="float">
            <text:p>52 329,1500</text:p>
          </table:table-cell>
          <table:table-cell table:formula="of:=[.S110]-[.T110]" office:value-type="float" office:value="-52329.15" calcext:value-type="float">
            <text:p>-52329,15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table:style-name="ce8"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22" calcext:value-type="float">
            <text:p>5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1]+([.M111]/20)+([.N111]/240)" office:value-type="float" office:value="1.5" calcext:value-type="float">
            <text:p>1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783" calcext:value-type="float">
            <text:p>783,0000</text:p>
          </table:table-cell>
          <table:table-cell table:formula="of:=[.S111]-[.T111]" office:value-type="float" office:value="-783" calcext:value-type="float">
            <text:p>-783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ffe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19" calcext:value-type="float">
            <text:p>19,000</text:p>
          </table:table-cell>
          <table:table-cell table:number-columns-repeated="2"/>
          <table:table-cell table:style-name="ce22" table:formula="of:=[.L112]+([.M112]/20)+([.N112]/240)" office:value-type="float" office:value="19" calcext:value-type="float">
            <text:p>19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140" calcext:value-type="float">
            <text:p>1 140,0000</text:p>
          </table:table-cell>
          <table:table-cell table:formula="of:=[.S112]-[.T112]" office:value-type="float" office:value="-1140" calcext:value-type="float">
            <text:p>-114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13]+([.M113]/20)+([.N113]/240)" office:value-type="float" office:value="8" calcext:value-type="float">
            <text:p>8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84" calcext:value-type="float">
            <text:p>384,0000</text:p>
          </table:table-cell>
          <table:table-cell table:formula="of:=[.S113]-[.T113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14]+([.M114]/20)+([.N114]/240)" office:value-type="float" office:value="150" calcext:value-type="float">
            <text:p>150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45000" calcext:value-type="float">
            <text:p>45 000,0000</text:p>
          </table:table-cell>
          <table:table-cell table:formula="of:=[.S114]-[.T114]" office:value-type="float" office:value="-45000" calcext:value-type="float">
            <text:p>-45000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419" calcext:value-type="float">
            <text:p>41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15]+([.M115]/20)+([.N115]/240)" office:value-type="float" office:value="1" calcext:value-type="float">
            <text:p>1,00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419" calcext:value-type="float">
            <text:p>419,0000</text:p>
          </table:table-cell>
          <table:table-cell table:formula="of:=[.S115]-[.T115]" office:value-type="float" office:value="-419" calcext:value-type="float">
            <text:p>-419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entelle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ivre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16]+([.M116]/20)+([.N116]/240)" office:value-type="float" office:value="60" calcext:value-type="float">
            <text:p>60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60" calcext:value-type="float">
            <text:p>60,0000</text:p>
          </table:table-cell>
          <table:table-cell table:formula="of:=[.S116]-[.T116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17]+([.M117]/20)+([.N117]/240)" office:value-type="float" office:value="150" calcext:value-type="float">
            <text:p>150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900" calcext:value-type="float">
            <text:p>900,0000</text:p>
          </table:table-cell>
          <table:table-cell table:formula="of:=[.S117]-[.T117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18]+([.M118]/20)+([.N118]/240)" office:value-type="float" office:value="5.5" calcext:value-type="float">
            <text:p>5,5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66" calcext:value-type="float">
            <text:p>66,0000</text:p>
          </table:table-cell>
          <table:table-cell table:formula="of:=[.S118]-[.T118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19]+([.M119]/20)+([.N119]/240)" office:value-type="float" office:value="18" calcext:value-type="float">
            <text:p>18,0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3600" calcext:value-type="float">
            <text:p>3 600,0000</text:p>
          </table:table-cell>
          <table:table-cell table:formula="of:=[.S119]-[.T119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a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20]+([.M120]/20)+([.N120]/240)" office:value-type="float" office:value="60" calcext:value-type="float">
            <text:p>6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780" calcext:value-type="float">
            <text:p>780,0000</text:p>
          </table:table-cell>
          <table:table-cell table:formula="of:=[.S120]-[.T120]" office:value-type="float" office:value="-780" calcext:value-type="float">
            <text:p>-78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table:style-name="ce9"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121]+([.M121]/20)+([.N121]/240)" office:value-type="float" office:value="32" calcext:value-type="float">
            <text:p>32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544" calcext:value-type="float">
            <text:p>544,0000</text:p>
          </table:table-cell>
          <table:table-cell table:formula="of:=[.S121]-[.T121]" office:value-type="float" office:value="-544" calcext:value-type="float">
            <text:p>-544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uingamp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22]+([.M122]/20)+([.N122]/240)" office:value-type="float" office:value="10" calcext:value-type="float">
            <text:p>10,0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80" calcext:value-type="float">
            <text:p>380,0000</text:p>
          </table:table-cell>
          <table:table-cell table:formula="of:=[.S122]-[.T122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23]+([.M123]/20)+([.N123]/240)" office:value-type="float" office:value="2" calcext:value-type="float">
            <text:p>2,0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600" calcext:value-type="float">
            <text:p>600,0000</text:p>
          </table:table-cell>
          <table:table-cell table:formula="of:=[.S123]-[.T123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 majutipat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24]+([.M124]/20)+([.N124]/240)" office:value-type="float" office:value="24" calcext:value-type="float">
            <text:p>24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288" calcext:value-type="float">
            <text:p>288,0000</text:p>
          </table:table-cell>
          <table:table-cell table:formula="of:=[.S124]-[.T124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25]+([.M125]/20)+([.N125]/240)" office:value-type="float" office:value="18" calcext:value-type="float">
            <text:p>18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360" calcext:value-type="float">
            <text:p>360,0000</text:p>
          </table:table-cell>
          <table:table-cell table:formula="of:=[.S125]-[.T125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uban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liv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26]+([.M126]/20)+([.N126]/240)" office:value-type="float" office:value="60" calcext:value-type="float">
            <text:p>6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480" calcext:value-type="float">
            <text:p>480,0000</text:p>
          </table:table-cell>
          <table:table-cell table:formula="of:=[.S126]-[.T126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Levant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127]+([.M127]/20)+([.N127]/240)" office:value-type="float" office:value="400" calcext:value-type="float">
            <text:p>400,0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10800" calcext:value-type="float">
            <text:p>10 800,0000</text:p>
          </table:table-cell>
          <table:table-cell table:formula="of:=[.S127]-[.T127]" office:value-type="float" office:value="-10800" calcext:value-type="float">
            <text:p>-108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2730" calcext:value-type="float">
            <text:p>12 730,00</text:p>
          </table:table-cell>
          <table:table-cell office:value-type="string" calcext:value-type="string">
            <text:p>livres</text:p>
          </table:table-cell>
          <table:table-cell office:value-type="float" office:value="0.57" calcext:value-type="float">
            <text:p>0,57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2" table:formula="of:=[.L128]+([.M128]/20)+([.N128]/240)" office:value-type="float" office:value="0.576" calcext:value-type="float">
            <text:p>0,576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7332.48" calcext:value-type="float">
            <text:p>7 332,4800</text:p>
          </table:table-cell>
          <table:table-cell table:formula="of:=[.S128]-[.T128]" office:value-type="float" office:value="-7332.48" calcext:value-type="float">
            <text:p>-7332,48</text:p>
          </table:table-cell>
          <table:table-cell office:value-type="string" calcext:value-type="string">
            <text:p>57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26922" calcext:value-type="float">
            <text:p>426 9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29]+([.M129]/20)+([.N129]/240)" office:value-type="float" office:value="0.55" calcext:value-type="float">
            <text:p>0,5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234807.1" calcext:value-type="float">
            <text:p>234 807,1000</text:p>
          </table:table-cell>
          <table:table-cell table:formula="of:=[.S129]-[.T129]" office:value-type="float" office:value="-234807.1" calcext:value-type="float">
            <text:p>-234807,1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6804" calcext:value-type="float">
            <text:p>6 804,00</text:p>
          </table:table-cell>
          <table:table-cell office:value-type="string" calcext:value-type="string">
            <text:p>livres</text:p>
          </table:table-cell>
          <table:table-cell office:value-type="float" office:value="0.68" calcext:value-type="float">
            <text:p>0,680</text:p>
          </table:table-cell>
          <table:table-cell table:number-columns-repeated="2"/>
          <table:table-cell table:style-name="ce22" table:formula="of:=[.L130]+([.M130]/20)+([.N130]/240)" office:value-type="float" office:value="0.68" calcext:value-type="float">
            <text:p>0,68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4626.72" calcext:value-type="float">
            <text:p>4 626,7200</text:p>
          </table:table-cell>
          <table:table-cell table:formula="of:=[.S130]-[.T130]" office:value-type="float" office:value="-4626.72" calcext:value-type="float">
            <text:p>-4626,72</text:p>
          </table:table-cell>
          <table:table-cell office:value-type="string" calcext:value-type="string">
            <text:p>6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17122" calcext:value-type="float">
            <text:p>917 122,00</text:p>
          </table:table-cell>
          <table:table-cell office:value-type="string" calcext:value-type="string">
            <text:p>livres</text:p>
          </table:table-cell>
          <table:table-cell office:value-type="float" office:value="0.42" calcext:value-type="float">
            <text:p>0,420</text:p>
          </table:table-cell>
          <table:table-cell table:number-columns-repeated="2"/>
          <table:table-cell table:style-name="ce22" table:formula="of:=[.L131]+([.M131]/20)+([.N131]/240)" office:value-type="float" office:value="0.42" calcext:value-type="float">
            <text:p>0,42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385191.24" calcext:value-type="float">
            <text:p>385 191,2400</text:p>
          </table:table-cell>
          <table:table-cell table:formula="of:=[.S131]-[.T131]" office:value-type="float" office:value="-385191.24" calcext:value-type="float">
            <text:p>-385191,24</text:p>
          </table:table-cell>
          <table:table-cell office:value-type="string" calcext:value-type="string">
            <text:p>4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32]+([.M132]/20)+([.N132]/240)" office:value-type="float" office:value="1.5" calcext:value-type="float">
            <text:p>1,5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750" calcext:value-type="float">
            <text:p>750,0000</text:p>
          </table:table-cell>
          <table:table-cell table:formula="of:=[.S132]-[.T132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2" calcext:value-type="float">
            <text:p>4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33]+([.M133]/20)+([.N133]/240)" office:value-type="float" office:value="0.25" calcext:value-type="float">
            <text:p>0,25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113" calcext:value-type="float">
            <text:p>113,0000</text:p>
          </table:table-cell>
          <table:table-cell table:formula="of:=[.S133]-[.T133]" office:value-type="float" office:value="-113" calcext:value-type="float">
            <text:p>-113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756" calcext:value-type="float">
            <text:p>4 7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34]+([.M134]/20)+([.N134]/240)" office:value-type="float" office:value="0.55" calcext:value-type="float">
            <text:p>0,5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2615.8" calcext:value-type="float">
            <text:p>2 615,8000</text:p>
          </table:table-cell>
          <table:table-cell table:formula="of:=[.S134]-[.T134]" office:value-type="float" office:value="-2615.8" calcext:value-type="float">
            <text:p>-2615,8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2" table:formula="of:=[.L135]+([.M135]/20)+([.N135]/240)" office:value-type="float" office:value="2.4" calcext:value-type="float">
            <text:p>2,4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211.2" calcext:value-type="float">
            <text:p>211,2000</text:p>
          </table:table-cell>
          <table:table-cell table:formula="of:=[.S135]-[.T135]" office:value-type="float" office:value="-211.2" calcext:value-type="float">
            <text:p>-211,2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teilles de v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6]+([.M136]/20)+([.N136]/240)" office:value-type="float" office:value="0.2" calcext:value-type="float">
            <text:p>0,2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68" calcext:value-type="float">
            <text:p>68,0000</text:p>
          </table:table-cell>
          <table:table-cell table:formula="of:=[.S136]-[.T136]" office:value-type="float" office:value="-68" calcext:value-type="float">
            <text:p>-68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rs de genisse co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9340" calcext:value-type="float">
            <text:p>9 340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37]+([.M137]/20)+([.N137]/240)" office:value-type="float" office:value="18" calcext:value-type="float">
            <text:p>18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68120" calcext:value-type="float">
            <text:p>168 120,0000</text:p>
          </table:table-cell>
          <table:table-cell table:formula="of:=[.S137]-[.T137]" office:value-type="float" office:value="-168120" calcext:value-type="float">
            <text:p>-168120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22" calcext:value-type="float">
            <text:p>1 122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38]+([.M138]/20)+([.N138]/240)" office:value-type="float" office:value="4" calcext:value-type="float">
            <text:p>4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4488" calcext:value-type="float">
            <text:p>4 488,0000</text:p>
          </table:table-cell>
          <table:table-cell table:formula="of:=[.S138]-[.T138]" office:value-type="float" office:value="-4488" calcext:value-type="float">
            <text:p>-4488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462" calcext:value-type="float">
            <text:p>5 462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39]+([.M139]/20)+([.N139]/240)" office:value-type="float" office:value="8" calcext:value-type="float">
            <text:p>8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43696" calcext:value-type="float">
            <text:p>43 696,0000</text:p>
          </table:table-cell>
          <table:table-cell table:formula="of:=[.S139]-[.T139]" office:value-type="float" office:value="-43696" calcext:value-type="float">
            <text:p>-43696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9345" calcext:value-type="float">
            <text:p>49 345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0]+([.M140]/20)+([.N140]/240)" office:value-type="float" office:value="3.5" calcext:value-type="float">
            <text:p>3,5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72707.5" calcext:value-type="float">
            <text:p>172 707,5000</text:p>
          </table:table-cell>
          <table:table-cell table:formula="of:=[.S140]-[.T140]" office:value-type="float" office:value="-172707.5" calcext:value-type="float">
            <text:p>-172707,5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193" calcext:value-type="float">
            <text:p>10 193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41]+([.M141]/20)+([.N141]/240)" office:value-type="float" office:value="7" calcext:value-type="float">
            <text:p>7,0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71351" calcext:value-type="float">
            <text:p>71 351,0000</text:p>
          </table:table-cell>
          <table:table-cell table:formula="of:=[.S141]-[.T141]" office:value-type="float" office:value="-71351" calcext:value-type="float">
            <text:p>-71351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apier de Lamb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4" calcext:value-type="float">
            <text:p>114,00</text:p>
          </table:table-cell>
          <table:table-cell office:value-type="string" calcext:value-type="string">
            <text:p>ram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2]+([.M142]/20)+([.N142]/240)" office:value-type="float" office:value="3.5" calcext:value-type="float">
            <text:p>3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399" calcext:value-type="float">
            <text:p>399,0000</text:p>
          </table:table-cell>
          <table:table-cell table:formula="of:=[.S142]-[.T142]" office:value-type="float" office:value="-399" calcext:value-type="float">
            <text:p>-399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825.5" calcext:value-type="float">
            <text:p>4 825,5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43]+([.M143]/20)+([.N143]/240)" office:value-type="float" office:value="36" calcext:value-type="float">
            <text:p>36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73718" calcext:value-type="float">
            <text:p>173 718,0000</text:p>
          </table:table-cell>
          <table:table-cell table:formula="of:=[.S143]-[.T143]" office:value-type="float" office:value="-173718" calcext:value-type="float">
            <text:p>-173718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1500" calcext:value-type="float">
            <text:p>11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44]+([.M144]/20)+([.N144]/240)" office:value-type="float" office:value="1.5" calcext:value-type="float">
            <text:p>1,5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7250" calcext:value-type="float">
            <text:p>17 250,0000</text:p>
          </table:table-cell>
          <table:table-cell table:formula="of:=[.S144]-[.T144]" office:value-type="float" office:value="-17250" calcext:value-type="float">
            <text:p>-1725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45]+([.M145]/20)+([.N145]/240)" office:value-type="float" office:value="2.5" calcext:value-type="float">
            <text:p>2,5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11250" calcext:value-type="float">
            <text:p>11 250,0000</text:p>
          </table:table-cell>
          <table:table-cell table:formula="of:=[.S145]-[.T145]" office:value-type="float" office:value="-11250" calcext:value-type="float">
            <text:p>-1125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coul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42" calcext:value-type="float">
            <text:p>34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46]+([.M146]/20)+([.N146]/240)" office:value-type="float" office:value="1" calcext:value-type="float">
            <text:p>1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342" calcext:value-type="float">
            <text:p>342,0000</text:p>
          </table:table-cell>
          <table:table-cell table:formula="of:=[.S146]-[.T146]" office:value-type="float" office:value="-342" calcext:value-type="float">
            <text:p>-342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cré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47]+([.M147]/20)+([.N147]/240)" office:value-type="float" office:value="1.5" calcext:value-type="float">
            <text:p>1,5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500" calcext:value-type="float">
            <text:p>1 500,0000</text:p>
          </table:table-cell>
          <table:table-cell table:formula="of:=[.S147]-[.T147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48]+([.M148]/20)+([.N148]/240)" office:value-type="float" office:value="1.5" calcext:value-type="float">
            <text:p>1,5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450" calcext:value-type="float">
            <text:p>450,0000</text:p>
          </table:table-cell>
          <table:table-cell table:formula="of:=[.S148]-[.T148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Di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825" calcext:value-type="float">
            <text:p>1 82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22" table:formula="of:=[.L149]+([.M149]/20)+([.N149]/240)" office:value-type="float" office:value="1.45" calcext:value-type="float">
            <text:p>1,45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646.25" calcext:value-type="float">
            <text:p>2 646,2500</text:p>
          </table:table-cell>
          <table:table-cell table:formula="of:=[.S149]-[.T149]" office:value-type="float" office:value="-2646.25" calcext:value-type="float">
            <text:p>-2646,25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150]+([.M150]/20)+([.N150]/240)" office:value-type="float" office:value="1.4" calcext:value-type="float">
            <text:p>1,4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120" calcext:value-type="float">
            <text:p>1 120,0000</text:p>
          </table:table-cell>
          <table:table-cell table:formula="of:=[.S150]-[.T150]" office:value-type="float" office:value="-1120" calcext:value-type="float">
            <text:p>-112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0880" calcext:value-type="float">
            <text:p>30 88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151]+([.M151]/20)+([.N151]/240)" office:value-type="float" office:value="0.95" calcext:value-type="float">
            <text:p>0,95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29336" calcext:value-type="float">
            <text:p>29 336,0000</text:p>
          </table:table-cell>
          <table:table-cell table:formula="of:=[.S151]-[.T151]" office:value-type="float" office:value="-29336" calcext:value-type="float">
            <text:p>-29336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07" calcext:value-type="float">
            <text:p>10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52]+([.M152]/20)+([.N152]/240)" office:value-type="float" office:value="2" calcext:value-type="float">
            <text:p>2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214" calcext:value-type="float">
            <text:p>214,0000</text:p>
          </table:table-cell>
          <table:table-cell table:formula="of:=[.S152]-[.T152]" office:value-type="float" office:value="-214" calcext:value-type="float">
            <text:p>-214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153]+([.M153]/20)+([.N153]/240)" office:value-type="float" office:value="100" calcext:value-type="float">
            <text:p>10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800" calcext:value-type="float">
            <text:p>800,0000</text:p>
          </table:table-cell>
          <table:table-cell table:formula="of:=[.S153]-[.T153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375" calcext:value-type="float">
            <text:p>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54]+([.M154]/20)+([.N154]/240)" office:value-type="float" office:value="0.75" calcext:value-type="float">
            <text:p>0,75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281.25" calcext:value-type="float">
            <text:p>281,2500</text:p>
          </table:table-cell>
          <table:table-cell table:formula="of:=[.S154]-[.T154]" office:value-type="float" office:value="-281.25" calcext:value-type="float">
            <text:p>-281,2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bariqu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55]+([.M155]/20)+([.N155]/240)" office:value-type="float" office:value="90" calcext:value-type="float">
            <text:p>90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135" calcext:value-type="float">
            <text:p>135,0000</text:p>
          </table:table-cell>
          <table:table-cell table:formula="of:=[.S155]-[.T155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n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56]+([.M156]/20)+([.N156]/240)" office:value-type="float" office:value="0.2" calcext:value-type="float">
            <text:p>0,2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70" calcext:value-type="float">
            <text:p>70,0000</text:p>
          </table:table-cell>
          <table:table-cell table:formula="of:=[.S156]-[.T156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98" calcext:value-type="float">
            <text:p>698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57]+([.M157]/20)+([.N157]/240)" office:value-type="float" office:value="5" calcext:value-type="float">
            <text:p>5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3490" calcext:value-type="float">
            <text:p>3 490,0000</text:p>
          </table:table-cell>
          <table:table-cell table:formula="of:=[.S157]-[.T157]" office:value-type="float" office:value="-3490" calcext:value-type="float">
            <text:p>-349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baril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58]+([.M158]/20)+([.N158]/240)" office:value-type="float" office:value="9" calcext:value-type="float">
            <text:p>9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324" calcext:value-type="float">
            <text:p>324,0000</text:p>
          </table:table-cell>
          <table:table-cell table:formula="of:=[.S158]-[.T158]" office:value-type="float" office:value="-324" calcext:value-type="float">
            <text:p>-324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40" calcext:value-type="float">
            <text:p>3 0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59]+([.M159]/20)+([.N159]/240)" office:value-type="float" office:value="0.75" calcext:value-type="float">
            <text:p>0,75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2280" calcext:value-type="float">
            <text:p>2 280,0000</text:p>
          </table:table-cell>
          <table:table-cell table:formula="of:=[.S159]-[.T159]" office:value-type="float" office:value="-2280" calcext:value-type="float">
            <text:p>-228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60]+([.M160]/20)+([.N160]/240)" office:value-type="float" office:value="30" calcext:value-type="float">
            <text:p>3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3900" calcext:value-type="float">
            <text:p>3 900,0000</text:p>
          </table:table-cell>
          <table:table-cell table:formula="of:=[.S160]-[.T160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61]+([.M161]/20)+([.N161]/240)" office:value-type="float" office:value="0.25" calcext:value-type="float">
            <text:p>0,2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450" calcext:value-type="float">
            <text:p>450,0000</text:p>
          </table:table-cell>
          <table:table-cell table:formula="of:=[.S161]-[.T161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à l'ecarla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15" calcext:value-type="float">
            <text:p>4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162]+([.M162]/20)+([.N162]/240)" office:value-type="float" office:value="0.9" calcext:value-type="float">
            <text:p>0,9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373.5" calcext:value-type="float">
            <text:p>373,5000</text:p>
          </table:table-cell>
          <table:table-cell table:formula="of:=[.S162]-[.T162]" office:value-type="float" office:value="-373.5" calcext:value-type="float">
            <text:p>-373,5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6239" calcext:value-type="float">
            <text:p>86 2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63]+([.M163]/20)+([.N163]/240)" office:value-type="float" office:value="0.55" calcext:value-type="float">
            <text:p>0,55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47431.45" calcext:value-type="float">
            <text:p>47 431,4500</text:p>
          </table:table-cell>
          <table:table-cell table:formula="of:=[.S163]-[.T163]" office:value-type="float" office:value="-47431.45" calcext:value-type="float">
            <text:p>-47431,4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64]+([.M164]/20)+([.N164]/240)" office:value-type="float" office:value="6" calcext:value-type="float">
            <text:p>6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318" calcext:value-type="float">
            <text:p>318,0000</text:p>
          </table:table-cell>
          <table:table-cell table:formula="of:=[.S164]-[.T164]" office:value-type="float" office:value="-318" calcext:value-type="float">
            <text:p>-318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65]+([.M165]/20)+([.N165]/240)" office:value-type="float" office:value="0.4" calcext:value-type="float">
            <text:p>0,4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90" calcext:value-type="float">
            <text:p>90,0000</text:p>
          </table:table-cell>
          <table:table-cell table:formula="of:=[.S165]-[.T165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66]+([.M166]/20)+([.N166]/240)" office:value-type="float" office:value="10" calcext:value-type="float">
            <text:p>1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200" calcext:value-type="float">
            <text:p>200,0000</text:p>
          </table:table-cell>
          <table:table-cell table:formula="of:=[.S166]-[.T16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4000" calcext:value-type="float">
            <text:p>12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2" table:formula="of:=[.L167]+([.M167]/20)+([.N167]/240)" office:value-type="float" office:value="0.225" calcext:value-type="float">
            <text:p>0,225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27900" calcext:value-type="float">
            <text:p>27 900,0000</text:p>
          </table:table-cell>
          <table:table-cell table:formula="of:=[.S167]-[.T167]" office:value-type="float" office:value="-27900" calcext:value-type="float">
            <text:p>-279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à brul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rasse 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68]+([.M168]/20)+([.N168]/240)" office:value-type="float" office:value="12" calcext:value-type="float">
            <text:p>12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600" calcext:value-type="float">
            <text:p>600,0000</text:p>
          </table:table-cell>
          <table:table-cell table:formula="of:=[.S168]-[.T168]" office:value-type="float" office:value="-600" calcext:value-type="float">
            <text:p>-600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22" calcext:value-type="float">
            <text:p>1 2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2" table:formula="of:=[.L169]+([.M169]/20)+([.N169]/240)" office:value-type="float" office:value="2.4" calcext:value-type="float">
            <text:p>2,4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932.8" calcext:value-type="float">
            <text:p>2 932,8000</text:p>
          </table:table-cell>
          <table:table-cell table:formula="of:=[.S169]-[.T169]" office:value-type="float" office:value="-2932.8" calcext:value-type="float">
            <text:p>-2932,8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te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70]+([.M170]/20)+([.N170]/240)" office:value-type="float" office:value="0" calcext:value-type="float">
            <text:p>0,000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P170]+0.05*[.Q170]+[.R170]/240" office:value-type="float" office:value="700" calcext:value-type="float">
            <text:p>700</text:p>
          </table:table-cell>
          <table:table-cell table:formula="of:=[.J170]*[.O170]" office:value-type="float" office:value="0" calcext:value-type="float">
            <text:p>0,0000</text:p>
          </table:table-cell>
          <table:table-cell table:formula="of:=[.S170]-[.T170]" office:value-type="float" office:value="700" calcext:value-type="float">
            <text:p>70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171]+([.M171]/20)+([.N171]/240)" office:value-type="float" office:value="17" calcext:value-type="float">
            <text:p>17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680" calcext:value-type="float">
            <text:p>680,0000</text:p>
          </table:table-cell>
          <table:table-cell table:formula="of:=[.S171]-[.T171]" office:value-type="float" office:value="-680" calcext:value-type="float">
            <text:p>-68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000" calcext:value-type="float">
            <text:p>24 000,00</text:p>
          </table:table-cell>
          <table:table-cell office:value-type="string" calcext:value-type="string">
            <text:p>en nombre</text:p>
          </table:table-cell>
          <table:table-cell office:value-type="float" office:value="0.017" calcext:value-type="float">
            <text:p>0,017</text:p>
          </table:table-cell>
          <table:table-cell table:number-columns-repeated="2"/>
          <table:table-cell table:style-name="ce22" table:formula="of:=[.L172]+([.M172]/20)+([.N172]/240)" office:value-type="float" office:value="0.017" calcext:value-type="float">
            <text:p>0,017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408" calcext:value-type="float">
            <text:p>408,0000</text:p>
          </table:table-cell>
          <table:table-cell table:formula="of:=[.S172]-[.T172]" office:value-type="float" office:value="-408" calcext:value-type="float">
            <text:p>-408</text:p>
          </table:table-cell>
          <table:table-cell office:value-type="float" office:value="0.017" calcext:value-type="float">
            <text:p>0,02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60" calcext:value-type="float">
            <text:p>1 260,00</text:p>
          </table:table-cell>
          <table:table-cell office:value-type="string" calcext:value-type="string">
            <text:p>pacque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73]+([.M173]/20)+([.N173]/240)" office:value-type="float" office:value="2.5" calcext:value-type="float">
            <text:p>2,5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3150" calcext:value-type="float">
            <text:p>3 150,0000</text:p>
          </table:table-cell>
          <table:table-cell table:formula="of:=[.S173]-[.T173]" office:value-type="float" office:value="-3150" calcext:value-type="float">
            <text:p>-315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10" calcext:value-type="float">
            <text:p>5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74]+([.M174]/20)+([.N174]/240)" office:value-type="float" office:value="0.55" calcext:value-type="float">
            <text:p>0,55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2810.5" calcext:value-type="float">
            <text:p>2 810,5000</text:p>
          </table:table-cell>
          <table:table-cell table:formula="of:=[.S174]-[.T174]" office:value-type="float" office:value="-2810.5" calcext:value-type="float">
            <text:p>-2810,5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90" calcext:value-type="float">
            <text:p>29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75]+([.M175]/20)+([.N175]/240)" office:value-type="float" office:value="6" calcext:value-type="float">
            <text:p>6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740" calcext:value-type="float">
            <text:p>1 740,0000</text:p>
          </table:table-cell>
          <table:table-cell table:formula="of:=[.S175]-[.T175]" office:value-type="float" office:value="-1740" calcext:value-type="float">
            <text:p>-174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jutt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76]+([.M176]/20)+([.N176]/240)" office:value-type="float" office:value="150" calcext:value-type="float">
            <text:p>150,0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15600" calcext:value-type="float">
            <text:p>15 600,0000</text:p>
          </table:table-cell>
          <table:table-cell table:formula="of:=[.S176]-[.T176]" office:value-type="float" office:value="-15600" calcext:value-type="float">
            <text:p>-1560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77]+([.M177]/20)+([.N177]/240)" office:value-type="float" office:value="30" calcext:value-type="float">
            <text:p>30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60" calcext:value-type="float">
            <text:p>60,0000</text:p>
          </table:table-cell>
          <table:table-cell table:formula="of:=[.S177]-[.T17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78]+([.M178]/20)+([.N178]/240)" office:value-type="float" office:value="2" calcext:value-type="float">
            <text:p>2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1800" calcext:value-type="float">
            <text:p>1 800,0000</text:p>
          </table:table-cell>
          <table:table-cell table:formula="of:=[.S178]-[.T178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 commu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79]+([.M179]/20)+([.N179]/240)" office:value-type="float" office:value="3" calcext:value-type="float">
            <text:p>3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300" calcext:value-type="float">
            <text:p>300,0000</text:p>
          </table:table-cell>
          <table:table-cell table:formula="of:=[.S179]-[.T17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905" calcext:value-type="float">
            <text:p>2 905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80]+([.M180]/20)+([.N180]/240)" office:value-type="float" office:value="10" calcext:value-type="float">
            <text:p>1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29050" calcext:value-type="float">
            <text:p>29 050,0000</text:p>
          </table:table-cell>
          <table:table-cell table:formula="of:=[.S180]-[.T180]" office:value-type="float" office:value="-29050" calcext:value-type="float">
            <text:p>-2905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ba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181]+([.M181]/20)+([.N181]/240)" office:value-type="float" office:value="24" calcext:value-type="float">
            <text:p>24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944" calcext:value-type="float">
            <text:p>1 944,0000</text:p>
          </table:table-cell>
          <table:table-cell table:formula="of:=[.S181]-[.T181]" office:value-type="float" office:value="-1944" calcext:value-type="float">
            <text:p>-1944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163" calcext:value-type="float">
            <text:p>17 1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82]+([.M182]/20)+([.N182]/240)" office:value-type="float" office:value="0.3" calcext:value-type="float">
            <text:p>0,3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5148.9" calcext:value-type="float">
            <text:p>5 148,9000</text:p>
          </table:table-cell>
          <table:table-cell table:formula="of:=[.S182]-[.T182]" office:value-type="float" office:value="-5148.9" calcext:value-type="float">
            <text:p>-5148,9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caiss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83]+([.M183]/20)+([.N183]/240)" office:value-type="float" office:value="50" calcext:value-type="float">
            <text:p>50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400" calcext:value-type="float">
            <text:p>1 400,0000</text:p>
          </table:table-cell>
          <table:table-cell table:formula="of:=[.S183]-[.T183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douzain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84]+([.M184]/20)+([.N184]/240)" office:value-type="float" office:value="12" calcext:value-type="float">
            <text:p>12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132" calcext:value-type="float">
            <text:p>132,0000</text:p>
          </table:table-cell>
          <table:table-cell table:formula="of:=[.S184]-[.T184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85]+([.M185]/20)+([.N185]/240)" office:value-type="float" office:value="8" calcext:value-type="float">
            <text:p>8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384" calcext:value-type="float">
            <text:p>384,0000</text:p>
          </table:table-cell>
          <table:table-cell table:formula="of:=[.S185]-[.T185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ames Ja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86]+([.M186]/20)+([.N186]/240)" office:value-type="float" office:value="2.5" calcext:value-type="float">
            <text:p>2,5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57.5" calcext:value-type="float">
            <text:p>57,5000</text:p>
          </table:table-cell>
          <table:table-cell table:formula="of:=[.S186]-[.T186]" office:value-type="float" office:value="-57.5" calcext:value-type="float">
            <text:p>-57,5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87]+([.M187]/20)+([.N187]/240)" office:value-type="float" office:value="0" calcext:value-type="float">
            <text:p>0,00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[.P187]+0.05*[.Q187]+[.R187]/240" office:value-type="float" office:value="8000" calcext:value-type="float">
            <text:p>8000</text:p>
          </table:table-cell>
          <table:table-cell table:formula="of:=[.J187]*[.O187]" office:value-type="float" office:value="0" calcext:value-type="float">
            <text:p>0,0000</text:p>
          </table:table-cell>
          <table:table-cell table:formula="of:=[.S187]-[.T187]" office:value-type="float" office:value="8000" calcext:value-type="float">
            <text:p>8000</text:p>
          </table:table-cell>
          <table:table-cell office:value-type="string" calcext:value-type="string">
            <text:p>valeur de 8000 cy</text:p>
          </table:table-cell>
          <table:table-cell table:number-columns-repeated="1002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31" calcext:value-type="float">
            <text:p>231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8]+([.M188]/20)+([.N188]/240)" office:value-type="float" office:value="5.5" calcext:value-type="float">
            <text:p>5,5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1270.5" calcext:value-type="float">
            <text:p>1 270,5000</text:p>
          </table:table-cell>
          <table:table-cell table:formula="of:=[.S188]-[.T188]" office:value-type="float" office:value="-1270.5" calcext:value-type="float">
            <text:p>-1270,5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89]+([.M189]/20)+([.N189]/240)" office:value-type="float" office:value="3" calcext:value-type="float">
            <text:p>3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480" calcext:value-type="float">
            <text:p>480,0000</text:p>
          </table:table-cell>
          <table:table-cell table:formula="of:=[.S189]-[.T189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29" calcext:value-type="float">
            <text:p>529,00</text:p>
          </table:table-cell>
          <table:table-cell office:value-type="string" calcext:value-type="string">
            <text:p>baril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190]+([.M190]/20)+([.N190]/240)" office:value-type="float" office:value="34" calcext:value-type="float">
            <text:p>34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17986" calcext:value-type="float">
            <text:p>17 986,0000</text:p>
          </table:table-cell>
          <table:table-cell table:formula="of:=[.S190]-[.T190]" office:value-type="float" office:value="-17986" calcext:value-type="float">
            <text:p>-17986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1500" calcext:value-type="float">
            <text:p>14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91]+([.M191]/20)+([.N191]/240)" office:value-type="float" office:value="0.2" calcext:value-type="float">
            <text:p>0,2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28300" calcext:value-type="float">
            <text:p>28 300,0000</text:p>
          </table:table-cell>
          <table:table-cell table:formula="of:=[.S191]-[.T191]" office:value-type="float" office:value="-28300" calcext:value-type="float">
            <text:p>-2830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92]+([.M192]/20)+([.N192]/240)" office:value-type="float" office:value="0.2" calcext:value-type="float">
            <text:p>0,2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300" calcext:value-type="float">
            <text:p>300,0000</text:p>
          </table:table-cell>
          <table:table-cell table:formula="of:=[.S192]-[.T19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93]+([.M193]/20)+([.N193]/240)" office:value-type="float" office:value="0.175" calcext:value-type="float">
            <text:p>0,175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385" calcext:value-type="float">
            <text:p>385,0000</text:p>
          </table:table-cell>
          <table:table-cell table:formula="of:=[.S193]-[.T193]" office:value-type="float" office:value="-385" calcext:value-type="float">
            <text:p>-385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720" calcext:value-type="float">
            <text:p>36 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194]+([.M194]/20)+([.N194]/240)" office:value-type="float" office:value="0.8" calcext:value-type="float">
            <text:p>0,8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29376" calcext:value-type="float">
            <text:p>29 376,0000</text:p>
          </table:table-cell>
          <table:table-cell table:formula="of:=[.S194]-[.T194]" office:value-type="float" office:value="-29376" calcext:value-type="float">
            <text:p>-29376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10" calcext:value-type="float">
            <text:p>1 4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95]+([.M195]/20)+([.N195]/240)" office:value-type="float" office:value="0.45" calcext:value-type="float">
            <text:p>0,45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634.5" calcext:value-type="float">
            <text:p>634,5000</text:p>
          </table:table-cell>
          <table:table-cell table:formula="of:=[.S195]-[.T195]" office:value-type="float" office:value="-634.5" calcext:value-type="float">
            <text:p>-634,5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96]+([.M196]/20)+([.N196]/240)" office:value-type="float" office:value="0.3" calcext:value-type="float">
            <text:p>0,3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330" calcext:value-type="float">
            <text:p>330,0000</text:p>
          </table:table-cell>
          <table:table-cell table:formula="of:=[.S196]-[.T196]" office:value-type="float" office:value="-330" calcext:value-type="float">
            <text:p>-33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az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197]+([.M197]/20)+([.N197]/240)" office:value-type="float" office:value="50" calcext:value-type="float">
            <text:p>5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300" calcext:value-type="float">
            <text:p>300,0000</text:p>
          </table:table-cell>
          <table:table-cell table:formula="of:=[.S197]-[.T19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98]+([.M198]/20)+([.N198]/240)" office:value-type="float" office:value="20" calcext:value-type="float">
            <text:p>20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240" calcext:value-type="float">
            <text:p>240,0000</text:p>
          </table:table-cell>
          <table:table-cell table:formula="of:=[.S198]-[.T198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199]+([.M199]/20)+([.N199]/240)" office:value-type="float" office:value="0.85" calcext:value-type="float">
            <text:p>0,85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680" calcext:value-type="float">
            <text:p>680,0000</text:p>
          </table:table-cell>
          <table:table-cell table:formula="of:=[.S199]-[.T199]" office:value-type="float" office:value="-680" calcext:value-type="float">
            <text:p>-68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70" calcext:value-type="float">
            <text:p>47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00]+([.M200]/20)+([.N200]/240)" office:value-type="float" office:value="2" calcext:value-type="float">
            <text:p>2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940" calcext:value-type="float">
            <text:p>940,0000</text:p>
          </table:table-cell>
          <table:table-cell table:formula="of:=[.S200]-[.T200]" office:value-type="float" office:value="-940" calcext:value-type="float">
            <text:p>-94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32" calcext:value-type="float">
            <text:p>33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01]+([.M201]/20)+([.N201]/240)" office:value-type="float" office:value="20" calcext:value-type="float">
            <text:p>2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6640" calcext:value-type="float">
            <text:p>6 640,0000</text:p>
          </table:table-cell>
          <table:table-cell table:formula="of:=[.S201]-[.T201]" office:value-type="float" office:value="-6640" calcext:value-type="float">
            <text:p>-664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50" calcext:value-type="float">
            <text:p>1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02]+([.M202]/20)+([.N202]/240)" office:value-type="float" office:value="0.6" calcext:value-type="float">
            <text:p>0,6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750" calcext:value-type="float">
            <text:p>750,0000</text:p>
          </table:table-cell>
          <table:table-cell table:formula="of:=[.S202]-[.T202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n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38" calcext:value-type="float">
            <text:p>38,000</text:p>
          </table:table-cell>
          <table:table-cell table:number-columns-repeated="2"/>
          <table:table-cell table:style-name="ce22" table:formula="of:=[.L203]+([.M203]/20)+([.N203]/240)" office:value-type="float" office:value="38" calcext:value-type="float">
            <text:p>38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456" calcext:value-type="float">
            <text:p>456,0000</text:p>
          </table:table-cell>
          <table:table-cell table:formula="of:=[.S203]-[.T203]" office:value-type="float" office:value="-456" calcext:value-type="float">
            <text:p>-456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n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04]+([.M204]/20)+([.N204]/240)" office:value-type="float" office:value="1.25" calcext:value-type="float">
            <text:p>1,25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60" calcext:value-type="float">
            <text:p>60,0000</text:p>
          </table:table-cell>
          <table:table-cell table:formula="of:=[.S204]-[.T20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482" calcext:value-type="float">
            <text:p>28 4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05]+([.M205]/20)+([.N205]/240)" office:value-type="float" office:value="0.35" calcext:value-type="float">
            <text:p>0,35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9968.7" calcext:value-type="float">
            <text:p>9 968,7000</text:p>
          </table:table-cell>
          <table:table-cell table:formula="of:=[.S205]-[.T205]" office:value-type="float" office:value="-9968.7" calcext:value-type="float">
            <text:p>-9968,7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g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504" calcext:value-type="float">
            <text:p>11 50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06]+([.M206]/20)+([.N206]/240)" office:value-type="float" office:value="0.9" calcext:value-type="float">
            <text:p>0,9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10353.6" calcext:value-type="float">
            <text:p>10 353,6000</text:p>
          </table:table-cell>
          <table:table-cell table:formula="of:=[.S206]-[.T206]" office:value-type="float" office:value="-10353.6" calcext:value-type="float">
            <text:p>-10353,6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07]+([.M207]/20)+([.N207]/240)" office:value-type="float" office:value="20" calcext:value-type="float">
            <text:p>20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220" calcext:value-type="float">
            <text:p>220,0000</text:p>
          </table:table-cell>
          <table:table-cell table:formula="of:=[.S207]-[.T207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2" calcext:value-type="float">
            <text:p>192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08]+([.M208]/20)+([.N208]/240)" office:value-type="float" office:value="6" calcext:value-type="float">
            <text:p>6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152" calcext:value-type="float">
            <text:p>1 152,0000</text:p>
          </table:table-cell>
          <table:table-cell table:formula="of:=[.S208]-[.T208]" office:value-type="float" office:value="-1152" calcext:value-type="float">
            <text:p>-1152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09]+([.M209]/20)+([.N209]/240)" office:value-type="float" office:value="0" calcext:value-type="float">
            <text:p>0,00000</text:p>
          </table:table-cell>
          <table:table-cell office:value-type="float" office:value="1168" calcext:value-type="float">
            <text:p>1168</text:p>
          </table:table-cell>
          <table:table-cell table:number-columns-repeated="2"/>
          <table:table-cell table:formula="of:=[.P209]+0.05*[.Q209]+[.R209]/240" office:value-type="float" office:value="1168" calcext:value-type="float">
            <text:p>1168</text:p>
          </table:table-cell>
          <table:table-cell table:formula="of:=[.J209]*[.O209]" office:value-type="float" office:value="0" calcext:value-type="float">
            <text:p>0,0000</text:p>
          </table:table-cell>
          <table:table-cell table:formula="of:=[.S209]-[.T209]" office:value-type="float" office:value="1168" calcext:value-type="float">
            <text:p>1168</text:p>
          </table:table-cell>
          <table:table-cell office:value-type="string" calcext:value-type="string">
            <text:p>valeur de 116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284" calcext:value-type="float">
            <text:p>12 2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10]+([.M210]/20)+([.N210]/240)" office:value-type="float" office:value="2" calcext:value-type="float">
            <text:p>2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24568" calcext:value-type="float">
            <text:p>24 568,0000</text:p>
          </table:table-cell>
          <table:table-cell table:formula="of:=[.S210]-[.T210]" office:value-type="float" office:value="-24568" calcext:value-type="float">
            <text:p>-24568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11]+([.M211]/20)+([.N211]/240)" office:value-type="float" office:value="0" calcext:value-type="float">
            <text:p>0,00000</text:p>
          </table:table-cell>
          <table:table-cell office:value-type="float" office:value="4250" calcext:value-type="float">
            <text:p>4250</text:p>
          </table:table-cell>
          <table:table-cell table:number-columns-repeated="2"/>
          <table:table-cell table:formula="of:=[.P211]+0.05*[.Q211]+[.R211]/240" office:value-type="float" office:value="4250" calcext:value-type="float">
            <text:p>4250</text:p>
          </table:table-cell>
          <table:table-cell table:formula="of:=[.J211]*[.O211]" office:value-type="float" office:value="0" calcext:value-type="float">
            <text:p>0,0000</text:p>
          </table:table-cell>
          <table:table-cell table:formula="of:=[.S211]-[.T211]" office:value-type="float" office:value="4250" calcext:value-type="float">
            <text:p>4250</text:p>
          </table:table-cell>
          <table:table-cell office:value-type="string" calcext:value-type="string">
            <text:p>valeur de 42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12]+([.M212]/20)+([.N212]/240)" office:value-type="float" office:value="12" calcext:value-type="float">
            <text:p>12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132" calcext:value-type="float">
            <text:p>132,0000</text:p>
          </table:table-cell>
          <table:table-cell table:formula="of:=[.S212]-[.T212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100" calcext:value-type="float">
            <text:p>14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13]+([.M213]/20)+([.N213]/240)" office:value-type="float" office:value="0.25" calcext:value-type="float">
            <text:p>0,25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3525" calcext:value-type="float">
            <text:p>3 525,0000</text:p>
          </table:table-cell>
          <table:table-cell table:formula="of:=[.S213]-[.T213]" office:value-type="float" office:value="-3525" calcext:value-type="float">
            <text:p>-3525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douzai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14]+([.M214]/20)+([.N214]/240)" office:value-type="float" office:value="24" calcext:value-type="float">
            <text:p>24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1440" calcext:value-type="float">
            <text:p>1 440,0000</text:p>
          </table:table-cell>
          <table:table-cell table:formula="of:=[.S214]-[.T214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15]+([.M215]/20)+([.N215]/240)" office:value-type="float" office:value="0" calcext:value-type="float">
            <text:p>0,00000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table:formula="of:=[.P215]+0.05*[.Q215]+[.R215]/240" office:value-type="float" office:value="546" calcext:value-type="float">
            <text:p>546</text:p>
          </table:table-cell>
          <table:table-cell table:formula="of:=[.J215]*[.O215]" office:value-type="float" office:value="0" calcext:value-type="float">
            <text:p>0,0000</text:p>
          </table:table-cell>
          <table:table-cell table:formula="of:=[.S215]-[.T215]" office:value-type="float" office:value="546" calcext:value-type="float">
            <text:p>546</text:p>
          </table:table-cell>
          <table:table-cell office:value-type="string" calcext:value-type="string">
            <text:p>valeur de 54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16]+([.M216]/20)+([.N216]/240)" office:value-type="float" office:value="90" calcext:value-type="float">
            <text:p>90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450" calcext:value-type="float">
            <text:p>450,0000</text:p>
          </table:table-cell>
          <table:table-cell table:formula="of:=[.S216]-[.T216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17]+([.M217]/20)+([.N217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217]+0.05*[.Q217]+[.R217]/240" office:value-type="float" office:value="600" calcext:value-type="float">
            <text:p>600</text:p>
          </table:table-cell>
          <table:table-cell table:formula="of:=[.J217]*[.O217]" office:value-type="float" office:value="0" calcext:value-type="float">
            <text:p>0,0000</text:p>
          </table:table-cell>
          <table:table-cell table:formula="of:=[.S217]-[.T217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eaux de veau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218]+([.M218]/20)+([.N218]/240)" office:value-type="float" office:value="36" calcext:value-type="float">
            <text:p>36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60" calcext:value-type="float">
            <text:p>360,0000</text:p>
          </table:table-cell>
          <table:table-cell table:formula="of:=[.S218]-[.T218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ierres de St Cas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50" calcext:value-type="float">
            <text:p>5 650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19]+([.M219]/20)+([.N219]/240)" office:value-type="float" office:value="0.75" calcext:value-type="float">
            <text:p>0,75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4237.5" calcext:value-type="float">
            <text:p>4 237,5000</text:p>
          </table:table-cell>
          <table:table-cell table:formula="of:=[.S219]-[.T219]" office:value-type="float" office:value="-4237.5" calcext:value-type="float">
            <text:p>-4237,5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70" calcext:value-type="float">
            <text:p>3 6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20]+([.M220]/20)+([.N220]/240)" office:value-type="float" office:value="0.3" calcext:value-type="float">
            <text:p>0,3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101" calcext:value-type="float">
            <text:p>1 101,0000</text:p>
          </table:table-cell>
          <table:table-cell table:formula="of:=[.S220]-[.T220]" office:value-type="float" office:value="-1101" calcext:value-type="float">
            <text:p>-1101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21]+([.M221]/20)+([.N221]/240)" office:value-type="float" office:value="4" calcext:value-type="float">
            <text:p>4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80" calcext:value-type="float">
            <text:p>80,0000</text:p>
          </table:table-cell>
          <table:table-cell table:formula="of:=[.S221]-[.T221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7200" calcext:value-type="float">
            <text:p>27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222]+([.M222]/20)+([.N222]/240)" office:value-type="float" office:value="0.1" calcext:value-type="float">
            <text:p>0,1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2720" calcext:value-type="float">
            <text:p>2 720,0000</text:p>
          </table:table-cell>
          <table:table-cell table:formula="of:=[.S222]-[.T222]" office:value-type="float" office:value="-2720" calcext:value-type="float">
            <text:p>-2720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3]+([.M223]/20)+([.N223]/240)" office:value-type="float" office:value="0" calcext:value-type="float">
            <text:p>0,00000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table:formula="of:=[.P223]+0.05*[.Q223]+[.R223]/240" office:value-type="float" office:value="1668" calcext:value-type="float">
            <text:p>1668</text:p>
          </table:table-cell>
          <table:table-cell table:formula="of:=[.J223]*[.O223]" office:value-type="float" office:value="0" calcext:value-type="float">
            <text:p>0,0000</text:p>
          </table:table-cell>
          <table:table-cell table:formula="of:=[.S223]-[.T223]" office:value-type="float" office:value="1668" calcext:value-type="float">
            <text:p>1668</text:p>
          </table:table-cell>
          <table:table-cell office:value-type="string" calcext:value-type="string">
            <text:p>valeur de 166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dre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24]+([.M224]/20)+([.N224]/240)" office:value-type="float" office:value="1" calcext:value-type="float">
            <text:p>1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400" calcext:value-type="float">
            <text:p>400,0000</text:p>
          </table:table-cell>
          <table:table-cell table:formula="of:=[.S224]-[.T22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5]+([.M225]/20)+([.N225]/240)" office:value-type="float" office:value="0" calcext:value-type="float">
            <text:p>0,00000</text:p>
          </table:table-cell>
          <table:table-cell office:value-type="float" office:value="4550" calcext:value-type="float">
            <text:p>4550</text:p>
          </table:table-cell>
          <table:table-cell table:number-columns-repeated="2"/>
          <table:table-cell table:formula="of:=[.P225]+0.05*[.Q225]+[.R225]/240" office:value-type="float" office:value="4550" calcext:value-type="float">
            <text:p>4550</text:p>
          </table:table-cell>
          <table:table-cell table:formula="of:=[.J225]*[.O225]" office:value-type="float" office:value="0" calcext:value-type="float">
            <text:p>0,0000</text:p>
          </table:table-cell>
          <table:table-cell table:formula="of:=[.S225]-[.T225]" office:value-type="float" office:value="4550" calcext:value-type="float">
            <text:p>4550</text:p>
          </table:table-cell>
          <table:table-cell office:value-type="string" calcext:value-type="string">
            <text:p>valeur de 45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cs vi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22" calcext:value-type="float">
            <text:p>4 6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26]+([.M226]/20)+([.N226]/240)" office:value-type="float" office:value="1" calcext:value-type="float">
            <text:p>1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4622" calcext:value-type="float">
            <text:p>4 622,0000</text:p>
          </table:table-cell>
          <table:table-cell table:formula="of:=[.S226]-[.T226]" office:value-type="float" office:value="-4622" calcext:value-type="float">
            <text:p>-4622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ucis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27]+([.M227]/20)+([.N227]/240)" office:value-type="float" office:value="40" calcext:value-type="float">
            <text:p>40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1280" calcext:value-type="float">
            <text:p>1 280,0000</text:p>
          </table:table-cell>
          <table:table-cell table:formula="of:=[.S227]-[.T227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28]+([.M228]/20)+([.N228]/240)" office:value-type="float" office:value="90" calcext:value-type="float">
            <text:p>9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360" calcext:value-type="float">
            <text:p>360,0000</text:p>
          </table:table-cell>
          <table:table-cell table:formula="of:=[.S228]-[.T228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708" calcext:value-type="float">
            <text:p>10 7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29]+([.M229]/20)+([.N229]/240)" office:value-type="float" office:value="0.45" calcext:value-type="float">
            <text:p>0,45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4818.6" calcext:value-type="float">
            <text:p>4 818,6000</text:p>
          </table:table-cell>
          <table:table-cell table:formula="of:=[.S229]-[.T229]" office:value-type="float" office:value="-4818.6" calcext:value-type="float">
            <text:p>-4818,6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table:style-name="ce22" table:formula="of:=[.L230]+([.M230]/20)+([.N230]/240)" office:value-type="float" office:value="0" calcext:value-type="float">
            <text:p>0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0" calcext:value-type="float">
            <text:p>0,0000</text:p>
          </table:table-cell>
          <table:table-cell table:formula="of:=[.S230]-[.T230]" office:value-type="float" office:value="0" calcext:value-type="float">
            <text:p>0</text:p>
          </table:table-cell>
          <table:table-cell office:value-type="string" calcext:value-type="string">
            <text:p>"2 mines <text:s text:c="4"/>à inconnu"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79" calcext:value-type="float">
            <text:p>5 079,00</text:p>
          </table:table-cell>
          <table:table-cell office:value-type="string" calcext:value-type="string">
            <text:p>tonneaux</text:p>
          </table:table-cell>
          <table:table-cell office:value-type="float" office:value="48" calcext:value-type="float">
            <text:p>48,000</text:p>
          </table:table-cell>
          <table:table-cell table:number-columns-repeated="2"/>
          <table:table-cell table:style-name="ce22" table:formula="of:=[.L231]+([.M231]/20)+([.N231]/240)" office:value-type="float" office:value="48" calcext:value-type="float">
            <text:p>48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243792" calcext:value-type="float">
            <text:p>243 792,0000</text:p>
          </table:table-cell>
          <table:table-cell table:formula="of:=[.S231]-[.T231]" office:value-type="float" office:value="-243792" calcext:value-type="float">
            <text:p>-243792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3" calcext:value-type="float">
            <text:p>1 203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32]+([.M232]/20)+([.N232]/240)" office:value-type="float" office:value="3" calcext:value-type="float">
            <text:p>3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3609" calcext:value-type="float">
            <text:p>3 609,0000</text:p>
          </table:table-cell>
          <table:table-cell table:formula="of:=[.S232]-[.T232]" office:value-type="float" office:value="-3609" calcext:value-type="float">
            <text:p>-3609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3]+([.M233]/20)+([.N233]/240)" office:value-type="float" office:value="0" calcext:value-type="float">
            <text:p>0,0000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formula="of:=[.P233]+0.05*[.Q233]+[.R233]/240" office:value-type="float" office:value="340" calcext:value-type="float">
            <text:p>340</text:p>
          </table:table-cell>
          <table:table-cell table:formula="of:=[.J233]*[.O233]" office:value-type="float" office:value="0" calcext:value-type="float">
            <text:p>0,0000</text:p>
          </table:table-cell>
          <table:table-cell table:formula="of:=[.S233]-[.T233]" office:value-type="float" office:value="340" calcext:value-type="float">
            <text:p>340</text:p>
          </table:table-cell>
          <table:table-cell office:value-type="string" calcext:value-type="string">
            <text:p>valeur de 3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75" calcext:value-type="float">
            <text:p>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34]+([.M234]/20)+([.N234]/240)" office:value-type="float" office:value="2.25" calcext:value-type="float">
            <text:p>2,25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843.75" calcext:value-type="float">
            <text:p>843,7500</text:p>
          </table:table-cell>
          <table:table-cell table:formula="of:=[.S234]-[.T234]" office:value-type="float" office:value="-843.75" calcext:value-type="float">
            <text:p>-843,75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400" calcext:value-type="float">
            <text:p>12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35]+([.M235]/20)+([.N235]/240)" office:value-type="float" office:value="1.5" calcext:value-type="float">
            <text:p>1,5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18600" calcext:value-type="float">
            <text:p>18 600,0000</text:p>
          </table:table-cell>
          <table:table-cell table:formula="of:=[.S235]-[.T235]" office:value-type="float" office:value="-18600" calcext:value-type="float">
            <text:p>-1860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236]+([.M236]/20)+([.N236]/240)" office:value-type="float" office:value="2.5" calcext:value-type="float">
            <text:p>2,5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750" calcext:value-type="float">
            <text:p>750,0000</text:p>
          </table:table-cell>
          <table:table-cell table:formula="of:=[.S236]-[.T236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600" calcext:value-type="float">
            <text:p>3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237]+([.M237]/20)+([.N237]/240)" office:value-type="float" office:value="1.25" calcext:value-type="float">
            <text:p>1,2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4500" calcext:value-type="float">
            <text:p>4 500,0000</text:p>
          </table:table-cell>
          <table:table-cell table:formula="of:=[.S237]-[.T237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38]+([.M238]/20)+([.N238]/240)" office:value-type="float" office:value="0.95" calcext:value-type="float">
            <text:p>0,95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1900" calcext:value-type="float">
            <text:p>1 900,0000</text:p>
          </table:table-cell>
          <table:table-cell table:formula="of:=[.S238]-[.T238]" office:value-type="float" office:value="-1900" calcext:value-type="float">
            <text:p>-190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60" calcext:value-type="float">
            <text:p>1 3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39]+([.M239]/20)+([.N239]/240)" office:value-type="float" office:value="1" calcext:value-type="float">
            <text:p>1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1360" calcext:value-type="float">
            <text:p>1 360,0000</text:p>
          </table:table-cell>
          <table:table-cell table:formula="of:=[.S239]-[.T239]" office:value-type="float" office:value="-1360" calcext:value-type="float">
            <text:p>-136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5617" calcext:value-type="float">
            <text:p>65 61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40]+([.M240]/20)+([.N240]/240)" office:value-type="float" office:value="0.95" calcext:value-type="float">
            <text:p>0,9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62336.15" calcext:value-type="float">
            <text:p>62 336,1500</text:p>
          </table:table-cell>
          <table:table-cell table:formula="of:=[.S240]-[.T240]" office:value-type="float" office:value="-62336.15" calcext:value-type="float">
            <text:p>-62336,15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4 f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1]+([.M241]/20)+([.N241]/240)" office:value-type="float" office:value="1" calcext:value-type="float">
            <text:p>1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208" calcext:value-type="float">
            <text:p>208,0000</text:p>
          </table:table-cell>
          <table:table-cell table:formula="of:=[.S241]-[.T241]" office:value-type="float" office:value="-208" calcext:value-type="float">
            <text:p>-208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42]+([.M242]/20)+([.N242]/240)" office:value-type="float" office:value="2" calcext:value-type="float">
            <text:p>2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240" calcext:value-type="float">
            <text:p>240,0000</text:p>
          </table:table-cell>
          <table:table-cell table:formula="of:=[.S242]-[.T242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rondel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43]+([.M243]/20)+([.N243]/240)" office:value-type="float" office:value="0.75" calcext:value-type="float">
            <text:p>0,75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72.5" calcext:value-type="float">
            <text:p>172,5000</text:p>
          </table:table-cell>
          <table:table-cell table:formula="of:=[.S243]-[.T243]" office:value-type="float" office:value="-172.5" calcext:value-type="float">
            <text:p>-172,5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de St Geo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244]+([.M244]/20)+([.N244]/240)" office:value-type="float" office:value="1.05" calcext:value-type="float">
            <text:p>1,05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787.5" calcext:value-type="float">
            <text:p>787,5000</text:p>
          </table:table-cell>
          <table:table-cell table:formula="of:=[.S244]-[.T244]" office:value-type="float" office:value="-787.5" calcext:value-type="float">
            <text:p>-787,5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800" calcext:value-type="float">
            <text:p>6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5]+([.M245]/20)+([.N245]/240)" office:value-type="float" office:value="1" calcext:value-type="float">
            <text:p>1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6800" calcext:value-type="float">
            <text:p>6 800,0000</text:p>
          </table:table-cell>
          <table:table-cell table:formula="of:=[.S245]-[.T245]" office:value-type="float" office:value="-6800" calcext:value-type="float">
            <text:p>-6800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22" calcext:value-type="float">
            <text:p>2 52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46]+([.M246]/20)+([.N246]/240)" office:value-type="float" office:value="2" calcext:value-type="float">
            <text:p>2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5044" calcext:value-type="float">
            <text:p>5 044,0000</text:p>
          </table:table-cell>
          <table:table-cell table:formula="of:=[.S246]-[.T246]" office:value-type="float" office:value="-5044" calcext:value-type="float">
            <text:p>-5044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canada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47]+([.M247]/20)+([.N247]/240)" office:value-type="float" office:value="1.5" calcext:value-type="float">
            <text:p>1,5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12" calcext:value-type="float">
            <text:p>12,0000</text:p>
          </table:table-cell>
          <table:table-cell table:formula="of:=[.S247]-[.T247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48]+([.M248]/20)+([.N248]/240)" office:value-type="float" office:value="2" calcext:value-type="float">
            <text:p>2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2000" calcext:value-type="float">
            <text:p>2 000,0000</text:p>
          </table:table-cell>
          <table:table-cell table:formula="of:=[.S248]-[.T248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249]+([.M249]/20)+([.N249]/240)" office:value-type="float" office:value="1.3" calcext:value-type="float">
            <text:p>1,3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93.6" calcext:value-type="float">
            <text:p>93,6000</text:p>
          </table:table-cell>
          <table:table-cell table:formula="of:=[.S249]-[.T249]" office:value-type="float" office:value="-93.6" calcext:value-type="float">
            <text:p>-93,6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99" calcext:value-type="float">
            <text:p>1 399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50]+([.M250]/20)+([.N250]/240)" office:value-type="float" office:value="0.9" calcext:value-type="float">
            <text:p>0,9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259.1" calcext:value-type="float">
            <text:p>1 259,1000</text:p>
          </table:table-cell>
          <table:table-cell table:formula="of:=[.S250]-[.T250]" office:value-type="float" office:value="-1259.1" calcext:value-type="float">
            <text:p>-1259,1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gu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1]+([.M251]/20)+([.N251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251]+0.05*[.Q251]+[.R251]/240" office:value-type="float" office:value="600" calcext:value-type="float">
            <text:p>600</text:p>
          </table:table-cell>
          <table:table-cell table:formula="of:=[.J251]*[.O251]" office:value-type="float" office:value="0" calcext:value-type="float">
            <text:p>0,0000</text:p>
          </table:table-cell>
          <table:table-cell table:formula="of:=[.S251]-[.T251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Pontiv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aunes</text:p>
          </table:table-cell>
          <table:table-cell table:style-name="ce13"/>
          <table:table-cell office:value-type="float" office:value="25" calcext:value-type="float">
            <text:p>25</text:p>
          </table:table-cell>
          <table:table-cell/>
          <table:table-cell table:style-name="ce22" table:formula="of:=[.L252]+([.M252]/20)+([.N252]/240)" office:value-type="float" office:value="1.25" calcext:value-type="float">
            <text:p>1,25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625" calcext:value-type="float">
            <text:p>625,0000</text:p>
          </table:table-cell>
          <table:table-cell table:formula="of:=[.S252]-[.T252]" office:value-type="float" office:value="-625" calcext:value-type="float">
            <text:p>-625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roya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aunes</text:p>
          </table:table-cell>
          <table:table-cell table:style-name="ce13"/>
          <table:table-cell office:value-type="float" office:value="55" calcext:value-type="float">
            <text:p>55</text:p>
          </table:table-cell>
          <table:table-cell/>
          <table:table-cell table:style-name="ce22" table:formula="of:=[.L253]+([.M253]/20)+([.N253]/240)" office:value-type="float" office:value="2.75" calcext:value-type="float">
            <text:p>2,75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577.5" calcext:value-type="float">
            <text:p>577,5000</text:p>
          </table:table-cell>
          <table:table-cell table:formula="of:=[.S253]-[.T253]" office:value-type="float" office:value="-577.5" calcext:value-type="float">
            <text:p>-577,5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92" calcext:value-type="float">
            <text:p>792,00</text:p>
          </table:table-cell>
          <table:table-cell office:value-type="string" calcext:value-type="string">
            <text:p>aunes</text:p>
          </table:table-cell>
          <table:table-cell table:style-name="ce13"/>
          <table:table-cell office:value-type="float" office:value="35" calcext:value-type="float">
            <text:p>35</text:p>
          </table:table-cell>
          <table:table-cell/>
          <table:table-cell table:style-name="ce22" table:formula="of:=[.L254]+([.M254]/20)+([.N254]/240)" office:value-type="float" office:value="1.75" calcext:value-type="float">
            <text:p>1,75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1386" calcext:value-type="float">
            <text:p>1 386,0000</text:p>
          </table:table-cell>
          <table:table-cell table:formula="of:=[.S254]-[.T254]" office:value-type="float" office:value="-1386" calcext:value-type="float">
            <text:p>-1386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5]+([.M255]/20)+([.N255]/240)" office:value-type="float" office:value="0" calcext:value-type="float">
            <text:p>0,00000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[.P255]+0.05*[.Q255]+[.R255]/240" office:value-type="float" office:value="820" calcext:value-type="float">
            <text:p>820</text:p>
          </table:table-cell>
          <table:table-cell table:formula="of:=[.J255]*[.O255]" office:value-type="float" office:value="0" calcext:value-type="float">
            <text:p>0,0000</text:p>
          </table:table-cell>
          <table:table-cell table:formula="of:=[.S255]-[.T255]" office:value-type="float" office:value="820" calcext:value-type="float">
            <text:p>820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Vimout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56]+([.M256]/20)+([.N256]/240)" office:value-type="float" office:value="1.5" calcext:value-type="float">
            <text:p>1,5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3000" calcext:value-type="float">
            <text:p>3 000,0000</text:p>
          </table:table-cell>
          <table:table-cell table:formula="of:=[.S256]-[.T256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ermich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57]+([.M257]/20)+([.N257]/240)" office:value-type="float" office:value="1.5" calcext:value-type="float">
            <text:p>1,5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37.5" calcext:value-type="float">
            <text:p>37,5000</text:p>
          </table:table-cell>
          <table:table-cell table:formula="of:=[.S257]-[.T257]" office:value-type="float" office:value="-37.5" calcext:value-type="float">
            <text:p>-37,5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2" table:formula="of:=[.L258]+([.M258]/20)+([.N258]/240)" office:value-type="float" office:value="2.4" calcext:value-type="float">
            <text:p>2,4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24" calcext:value-type="float">
            <text:p>24,0000</text:p>
          </table:table-cell>
          <table:table-cell table:formula="of:=[.S258]-[.T258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59]+([.M259]/20)+([.N259]/240)" office:value-type="float" office:value="50" calcext:value-type="float">
            <text:p>50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2750" calcext:value-type="float">
            <text:p>2 750,0000</text:p>
          </table:table-cell>
          <table:table-cell table:formula="of:=[.S259]-[.T259]" office:value-type="float" office:value="-2750" calcext:value-type="float">
            <text:p>-275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60]+([.M260]/20)+([.N260]/240)" office:value-type="float" office:value="0.5" calcext:value-type="float">
            <text:p>0,5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255" calcext:value-type="float">
            <text:p>255,0000</text:p>
          </table:table-cell>
          <table:table-cell table:formula="of:=[.S260]-[.T260]" office:value-type="float" office:value="-255" calcext:value-type="float">
            <text:p>-255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0" calcext:value-type="float">
            <text:p>56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61]+([.M261]/20)+([.N261]/240)" office:value-type="float" office:value="100" calcext:value-type="float">
            <text:p>100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56000" calcext:value-type="float">
            <text:p>56 000,0000</text:p>
          </table:table-cell>
          <table:table-cell table:formula="of:=[.S261]-[.T261]" office:value-type="float" office:value="-56000" calcext:value-type="float">
            <text:p>-56000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62]+([.M262]/20)+([.N262]/240)" office:value-type="float" office:value="0.75" calcext:value-type="float">
            <text:p>0,75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60" calcext:value-type="float">
            <text:p>60,0000</text:p>
          </table:table-cell>
          <table:table-cell table:formula="of:=[.S262]-[.T262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tiercon</text:p>
          </table:table-cell>
          <table:table-cell office:value-type="float" office:value="66" calcext:value-type="float">
            <text:p>66,000</text:p>
          </table:table-cell>
          <table:table-cell table:number-columns-repeated="2"/>
          <table:table-cell table:style-name="ce22" table:formula="of:=[.L263]+([.M263]/20)+([.N263]/240)" office:value-type="float" office:value="66" calcext:value-type="float">
            <text:p>66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66" calcext:value-type="float">
            <text:p>66,0000</text:p>
          </table:table-cell>
          <table:table-cell table:formula="of:=[.S263]-[.T263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264]+([.M264]/20)+([.N264]/240)" office:value-type="float" office:value="400" calcext:value-type="float">
            <text:p>400,0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0400" calcext:value-type="float">
            <text:p>10 400,0000</text:p>
          </table:table-cell>
          <table:table-cell table:formula="of:=[.S264]-[.T264]" office:value-type="float" office:value="-10400" calcext:value-type="float">
            <text:p>-10400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Catalo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265]+([.M265]/20)+([.N265]/240)" office:value-type="float" office:value="75" calcext:value-type="float">
            <text:p>75,0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1650" calcext:value-type="float">
            <text:p>1 650,0000</text:p>
          </table:table-cell>
          <table:table-cell table:formula="of:=[.S265]-[.T265]" office:value-type="float" office:value="-1650" calcext:value-type="float">
            <text:p>-1650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aisson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66]+([.M266]/20)+([.N266]/240)" office:value-type="float" office:value="20" calcext:value-type="float">
            <text:p>20,0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100" calcext:value-type="float">
            <text:p>100,0000</text:p>
          </table:table-cell>
          <table:table-cell table:formula="of:=[.S266]-[.T266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Gens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67]+([.M267]/20)+([.N267]/240)" office:value-type="float" office:value="60" calcext:value-type="float">
            <text:p>60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240" calcext:value-type="float">
            <text:p>240,0000</text:p>
          </table:table-cell>
          <table:table-cell table:formula="of:=[.S267]-[.T267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Gaill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268]+([.M268]/20)+([.N268]/240)" office:value-type="float" office:value="75" calcext:value-type="float">
            <text:p>75,00000</text:p>
          </table:table-cell>
          <table:table-cell table:number-columns-repeated="3"/>
          <table:table-cell table:formula="of:=[.P268]+0.05*[.Q268]+[.R268]/240" office:value-type="float" office:value="0" calcext:value-type="float">
            <text:p>0</text:p>
          </table:table-cell>
          <table:table-cell table:formula="of:=[.J268]*[.O268]" office:value-type="float" office:value="375" calcext:value-type="float">
            <text:p>375,0000</text:p>
          </table:table-cell>
          <table:table-cell table:formula="of:=[.S268]-[.T268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la Roch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69]+([.M269]/20)+([.N269]/240)" office:value-type="float" office:value="30" calcext:value-type="float">
            <text:p>30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300" calcext:value-type="float">
            <text:p>300,0000</text:p>
          </table:table-cell>
          <table:table-cell table:formula="of:=[.S269]-[.T26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70]+([.M270]/20)+([.N270]/240)" office:value-type="float" office:value="50" calcext:value-type="float">
            <text:p>50,00000</text:p>
          </table:table-cell>
          <table:table-cell table:number-columns-repeated="3"/>
          <table:table-cell table:formula="of:=[.P270]+0.05*[.Q270]+[.R270]/240" office:value-type="float" office:value="0" calcext:value-type="float">
            <text:p>0</text:p>
          </table:table-cell>
          <table:table-cell table:formula="of:=[.J270]*[.O270]" office:value-type="float" office:value="1400" calcext:value-type="float">
            <text:p>1 400,0000</text:p>
          </table:table-cell>
          <table:table-cell table:formula="of:=[.S270]-[.T270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1]+([.M271]/20)+([.N271]/240)" office:value-type="float" office:value="0" calcext:value-type="float">
            <text:p>0,000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P271]+0.05*[.Q271]+[.R271]/240" office:value-type="float" office:value="122" calcext:value-type="float">
            <text:p>122</text:p>
          </table:table-cell>
          <table:table-cell table:formula="of:=[.J271]*[.O271]" office:value-type="float" office:value="0" calcext:value-type="float">
            <text:p>0,0000</text:p>
          </table:table-cell>
          <table:table-cell table:formula="of:=[.S271]-[.T271]" office:value-type="float" office:value="122" calcext:value-type="float">
            <text:p>122</text:p>
          </table:table-cell>
          <table:table-cell office:value-type="string" calcext:value-type="string">
            <text:p>valeur de 12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Ma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3" calcext:value-type="float">
            <text:p>73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272]+([.M272]/20)+([.N272]/240)" office:value-type="float" office:value="30" calcext:value-type="float">
            <text:p>30,00000</text:p>
          </table:table-cell>
          <table:table-cell table:number-columns-repeated="3"/>
          <table:table-cell table:formula="of:=[.P272]+0.05*[.Q272]+[.R272]/240" office:value-type="float" office:value="0" calcext:value-type="float">
            <text:p>0</text:p>
          </table:table-cell>
          <table:table-cell table:formula="of:=[.J272]*[.O272]" office:value-type="float" office:value="2190" calcext:value-type="float">
            <text:p>2 190,0000</text:p>
          </table:table-cell>
          <table:table-cell table:formula="of:=[.S272]-[.T272]" office:value-type="float" office:value="-2190" calcext:value-type="float">
            <text:p>-2190</text:p>
          </table:table-cell>
          <table:table-cell table:number-columns-repeated="1003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273]+([.M273]/20)+([.N273]/240)" office:value-type="float" office:value="75" calcext:value-type="float">
            <text:p>75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2100" calcext:value-type="float">
            <text:p>2 100,0000</text:p>
          </table:table-cell>
          <table:table-cell table:formula="of:=[.S273]-[.T273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ustanciles de pê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4]+([.M274]/20)+([.N274]/240)" office:value-type="float" office:value="0" calcext:value-type="float">
            <text:p>0,00000</text:p>
          </table:table-cell>
          <table:table-cell office:value-type="float" office:value="28600" calcext:value-type="float">
            <text:p>28600</text:p>
          </table:table-cell>
          <table:table-cell table:number-columns-repeated="2"/>
          <table:table-cell table:formula="of:=[.P274]+0.05*[.Q274]+[.R274]/240" office:value-type="float" office:value="28600" calcext:value-type="float">
            <text:p>28600</text:p>
          </table:table-cell>
          <table:table-cell table:formula="of:=[.J274]*[.O274]" office:value-type="float" office:value="0" calcext:value-type="float">
            <text:p>0,0000</text:p>
          </table:table-cell>
          <table:table-cell table:formula="of:=[.S274]-[.T274]" office:value-type="float" office:value="28600" calcext:value-type="float">
            <text:p>28600</text:p>
          </table:table-cell>
          <table:table-cell office:value-type="string" calcext:value-type="string">
            <text:p>valeur de 28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table:formula="of:=48+7/8" office:value-type="float" office:value="48.875" calcext:value-type="float">
            <text:p>48,88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275]+([.M275]/20)+([.N275]/240)" office:value-type="float" office:value="57" calcext:value-type="float">
            <text:p>57,0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2785.875" calcext:value-type="float">
            <text:p>2 785,8750</text:p>
          </table:table-cell>
          <table:table-cell table:formula="of:=[.S275]-[.T275]" office:value-type="float" office:value="-2785.875" calcext:value-type="float">
            <text:p>-2785,88</text:p>
          </table:table-cell>
          <table:table-cell office:value-type="string" calcext:value-type="string">
            <text:p>48 marcs 7 onces 5 gros</text:p>
          </table:table-cell>
          <table:table-cell table:number-columns-repeated="100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blanches bayon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76]+([.M276]/20)+([.N276]/240)" office:value-type="float" office:value="1.5" calcext:value-type="float">
            <text:p>1,5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225" calcext:value-type="float">
            <text:p>225,0000</text:p>
          </table:table-cell>
          <table:table-cell table:formula="of:=[.S276]-[.T276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77]+([.M277]/20)+([.N277]/240)" office:value-type="float" office:value="2" calcext:value-type="float">
            <text:p>2,00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1200" calcext:value-type="float">
            <text:p>1 200,0000</text:p>
          </table:table-cell>
          <table:table-cell table:formula="of:=[.S277]-[.T277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78]+([.M278]/20)+([.N278]/240)" office:value-type="float" office:value="8" calcext:value-type="float">
            <text:p>8,00000</text:p>
          </table:table-cell>
          <table:table-cell table:number-columns-repeated="3"/>
          <table:table-cell table:formula="of:=[.P278]+0.05*[.Q278]+[.R278]/240" office:value-type="float" office:value="0" calcext:value-type="float">
            <text:p>0</text:p>
          </table:table-cell>
          <table:table-cell table:formula="of:=[.J278]*[.O278]" office:value-type="float" office:value="20800" calcext:value-type="float">
            <text:p>20 800,0000</text:p>
          </table:table-cell>
          <table:table-cell table:formula="of:=[.S278]-[.T278]" office:value-type="float" office:value="-20800" calcext:value-type="float">
            <text:p>-20800</text:p>
          </table:table-cell>
          <table:table-cell table:number-columns-repeated="1003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07" calcext:value-type="float">
            <text:p>1 007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79]+([.M279]/20)+([.N279]/240)" office:value-type="float" office:value="22" calcext:value-type="float">
            <text:p>22,0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22154" calcext:value-type="float">
            <text:p>22 154,0000</text:p>
          </table:table-cell>
          <table:table-cell table:formula="of:=[.S279]-[.T279]" office:value-type="float" office:value="-22154" calcext:value-type="float">
            <text:p>-22154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99" calcext:value-type="float">
            <text:p>399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80]+([.M280]/20)+([.N280]/240)" office:value-type="float" office:value="18" calcext:value-type="float">
            <text:p>18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7182" calcext:value-type="float">
            <text:p>7 182,0000</text:p>
          </table:table-cell>
          <table:table-cell table:formula="of:=[.S280]-[.T280]" office:value-type="float" office:value="-7182" calcext:value-type="float">
            <text:p>-7182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81]+([.M281]/20)+([.N281]/240)" office:value-type="float" office:value="40" calcext:value-type="float">
            <text:p>40,00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1200" calcext:value-type="float">
            <text:p>1 200,0000</text:p>
          </table:table-cell>
          <table:table-cell table:formula="of:=[.S281]-[.T281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82]+([.M282]/20)+([.N282]/240)" office:value-type="float" office:value="10" calcext:value-type="float">
            <text:p>10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4500" calcext:value-type="float">
            <text:p>4 500,0000</text:p>
          </table:table-cell>
          <table:table-cell table:formula="of:=[.S282]-[.T282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283]+([.M283]/20)+([.N283]/240)" office:value-type="float" office:value="17" calcext:value-type="float">
            <text:p>17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36" calcext:value-type="float">
            <text:p>136,0000</text:p>
          </table:table-cell>
          <table:table-cell table:formula="of:=[.S283]-[.T283]" office:value-type="float" office:value="-136" calcext:value-type="float">
            <text:p>-136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ne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84]+([.M284]/20)+([.N284]/240)" office:value-type="float" office:value="0.6" calcext:value-type="float">
            <text:p>0,6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540" calcext:value-type="float">
            <text:p>540,0000</text:p>
          </table:table-cell>
          <table:table-cell table:formula="of:=[.S284]-[.T284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aves à 6 flac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50" calcext:value-type="float">
            <text:p>95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85]+([.M285]/20)+([.N285]/240)" office:value-type="float" office:value="5" calcext:value-type="float">
            <text:p>5,000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4750" calcext:value-type="float">
            <text:p>4 750,0000</text:p>
          </table:table-cell>
          <table:table-cell table:formula="of:=[.S285]-[.T285]" office:value-type="float" office:value="-4750" calcext:value-type="float">
            <text:p>-4750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20" calcext:value-type="float">
            <text:p>1 42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86]+([.M286]/20)+([.N286]/240)" office:value-type="float" office:value="22" calcext:value-type="float">
            <text:p>22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31240" calcext:value-type="float">
            <text:p>31 240,0000</text:p>
          </table:table-cell>
          <table:table-cell table:formula="of:=[.S286]-[.T286]" office:value-type="float" office:value="-31240" calcext:value-type="float">
            <text:p>-31240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hi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87]+([.M287]/20)+([.N287]/240)" office:value-type="float" office:value="10" calcext:value-type="float">
            <text:p>10,0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300" calcext:value-type="float">
            <text:p>300,0000</text:p>
          </table:table-cell>
          <table:table-cell table:formula="of:=[.S287]-[.T287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288]+([.M288]/20)+([.N288]/240)" office:value-type="float" office:value="17" calcext:value-type="float">
            <text:p>17,00000</text:p>
          </table:table-cell>
          <table:table-cell table:number-columns-repeated="3"/>
          <table:table-cell table:formula="of:=[.P288]+0.05*[.Q288]+[.R288]/240" office:value-type="float" office:value="0" calcext:value-type="float">
            <text:p>0</text:p>
          </table:table-cell>
          <table:table-cell table:formula="of:=[.J288]*[.O288]" office:value-type="float" office:value="4250" calcext:value-type="float">
            <text:p>4 250,0000</text:p>
          </table:table-cell>
          <table:table-cell table:formula="of:=[.S288]-[.T288]" office:value-type="float" office:value="-4250" calcext:value-type="float">
            <text:p>-4250</text:p>
          </table:table-cell>
          <table:table-cell table:number-columns-repeated="1003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ra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livr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289]+([.M289]/20)+([.N289]/240)" office:value-type="float" office:value="120" calcext:value-type="float">
            <text:p>120,00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900" calcext:value-type="float">
            <text:p>900,0000</text:p>
          </table:table-cell>
          <table:table-cell table:formula="of:=[.S289]-[.T289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290]+([.M290]/20)+([.N290]/240)" office:value-type="float" office:value="9" calcext:value-type="float">
            <text:p>9,0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8100" calcext:value-type="float">
            <text:p>8 100,0000</text:p>
          </table:table-cell>
          <table:table-cell table:formula="of:=[.S290]-[.T290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p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91]+([.M291]/20)+([.N291]/240)" office:value-type="float" office:value="10" calcext:value-type="float">
            <text:p>10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500" calcext:value-type="float">
            <text:p>500,0000</text:p>
          </table:table-cell>
          <table:table-cell table:formula="of:=[.S291]-[.T291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32" calcext:value-type="float">
            <text:p>2 23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92]+([.M292]/20)+([.N292]/240)" office:value-type="float" office:value="1.5" calcext:value-type="float">
            <text:p>1,5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3348" calcext:value-type="float">
            <text:p>3 348,0000</text:p>
          </table:table-cell>
          <table:table-cell table:formula="of:=[.S292]-[.T292]" office:value-type="float" office:value="-3348" calcext:value-type="float">
            <text:p>-3348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uvertu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93]+([.M293]/20)+([.N293]/240)" office:value-type="float" office:value="12" calcext:value-type="float">
            <text:p>12,00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264" calcext:value-type="float">
            <text:p>264,0000</text:p>
          </table:table-cell>
          <table:table-cell table:formula="of:=[.S293]-[.T293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ruches de gre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94]+([.M294]/20)+([.N294]/240)" office:value-type="float" office:value="0.25" calcext:value-type="float">
            <text:p>0,25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75" calcext:value-type="float">
            <text:p>75,0000</text:p>
          </table:table-cell>
          <table:table-cell table:formula="of:=[.S294]-[.T294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295]+([.M295]/20)+([.N295]/240)" office:value-type="float" office:value="300" calcext:value-type="float">
            <text:p>300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16500" calcext:value-type="float">
            <text:p>16 500,0000</text:p>
          </table:table-cell>
          <table:table-cell table:formula="of:=[.S295]-[.T295]" office:value-type="float" office:value="-16500" calcext:value-type="float">
            <text:p>-16500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ap de Sed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22" table:formula="of:=[.L296]+([.M296]/20)+([.N296]/240)" office:value-type="float" office:value="350" calcext:value-type="float">
            <text:p>350,00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4200" calcext:value-type="float">
            <text:p>4 200,0000</text:p>
          </table:table-cell>
          <table:table-cell table:formula="of:=[.S296]-[.T296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838" calcext:value-type="float">
            <text:p>4 838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97]+([.M297]/20)+([.N297]/240)" office:value-type="float" office:value="5.5" calcext:value-type="float">
            <text:p>5,5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26609" calcext:value-type="float">
            <text:p>26 609,0000</text:p>
          </table:table-cell>
          <table:table-cell table:formula="of:=[.S297]-[.T297]" office:value-type="float" office:value="-26609" calcext:value-type="float">
            <text:p>-26609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sprit de 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velt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98]+([.M298]/20)+([.N298]/240)" office:value-type="float" office:value="7.5" calcext:value-type="float">
            <text:p>7,5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540" calcext:value-type="float">
            <text:p>540,0000</text:p>
          </table:table-cell>
          <table:table-cell table:formula="of:=[.S298]-[.T298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88" calcext:value-type="float">
            <text:p>988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99]+([.M299]/20)+([.N299]/240)" office:value-type="float" office:value="5" calcext:value-type="float">
            <text:p>5,00000</text:p>
          </table:table-cell>
          <table:table-cell table:number-columns-repeated="3"/>
          <table:table-cell table:formula="of:=[.P299]+0.05*[.Q299]+[.R299]/240" office:value-type="float" office:value="0" calcext:value-type="float">
            <text:p>0</text:p>
          </table:table-cell>
          <table:table-cell table:formula="of:=[.J299]*[.O299]" office:value-type="float" office:value="4940" calcext:value-type="float">
            <text:p>4 940,0000</text:p>
          </table:table-cell>
          <table:table-cell table:formula="of:=[.S299]-[.T299]" office:value-type="float" office:value="-4940" calcext:value-type="float">
            <text:p>-4940</text:p>
          </table:table-cell>
          <table:table-cell table:number-columns-repeated="1003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00]+([.M300]/20)+([.N300]/240)" office:value-type="float" office:value="0" calcext:value-type="float">
            <text:p>0,00000</text:p>
          </table:table-cell>
          <table:table-cell office:value-type="float" office:value="5020" calcext:value-type="float">
            <text:p>5020</text:p>
          </table:table-cell>
          <table:table-cell table:number-columns-repeated="2"/>
          <table:table-cell table:formula="of:=[.P300]+0.05*[.Q300]+[.R300]/240" office:value-type="float" office:value="5020" calcext:value-type="float">
            <text:p>5020</text:p>
          </table:table-cell>
          <table:table-cell table:formula="of:=[.J300]*[.O300]" office:value-type="float" office:value="0" calcext:value-type="float">
            <text:p>0,0000</text:p>
          </table:table-cell>
          <table:table-cell table:formula="of:=[.S300]-[.T300]" office:value-type="float" office:value="5020" calcext:value-type="float">
            <text:p>5020</text:p>
          </table:table-cell>
          <table:table-cell office:value-type="string" calcext:value-type="string">
            <text:p>valeur de 50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800" calcext:value-type="float">
            <text:p>9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01]+([.M301]/20)+([.N301]/240)" office:value-type="float" office:value="0.2" calcext:value-type="float">
            <text:p>0,2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1960" calcext:value-type="float">
            <text:p>1 960,0000</text:p>
          </table:table-cell>
          <table:table-cell table:formula="of:=[.S301]-[.T301]" office:value-type="float" office:value="-1960" calcext:value-type="float">
            <text:p>-1960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6330" calcext:value-type="float">
            <text:p>26 3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302]+([.M302]/20)+([.N302]/240)" office:value-type="float" office:value="0.175" calcext:value-type="float">
            <text:p>0,175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4607.75" calcext:value-type="float">
            <text:p>4 607,7500</text:p>
          </table:table-cell>
          <table:table-cell table:formula="of:=[.S302]-[.T302]" office:value-type="float" office:value="-4607.75" calcext:value-type="float">
            <text:p>-4607,75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laëst</text:p>
          </table:table-cell>
          <table:table-cell office:value-type="float" office:value="410" calcext:value-type="float">
            <text:p>410,000</text:p>
          </table:table-cell>
          <table:table-cell table:number-columns-repeated="2"/>
          <table:table-cell table:style-name="ce22" table:formula="of:=[.L303]+([.M303]/20)+([.N303]/240)" office:value-type="float" office:value="410" calcext:value-type="float">
            <text:p>410,00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22960" calcext:value-type="float">
            <text:p>22 960,0000</text:p>
          </table:table-cell>
          <table:table-cell table:formula="of:=[.S303]-[.T303]" office:value-type="float" office:value="-22960" calcext:value-type="float">
            <text:p>-22960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48" calcext:value-type="float">
            <text:p>6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04]+([.M304]/20)+([.N304]/240)" office:value-type="float" office:value="0.3" calcext:value-type="float">
            <text:p>0,3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194.4" calcext:value-type="float">
            <text:p>194,4000</text:p>
          </table:table-cell>
          <table:table-cell table:formula="of:=[.S304]-[.T304]" office:value-type="float" office:value="-194.4" calcext:value-type="float">
            <text:p>-194,4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964" calcext:value-type="float">
            <text:p>3 964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305]+([.M305]/20)+([.N305]/240)" office:value-type="float" office:value="32" calcext:value-type="float">
            <text:p>32,00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126848" calcext:value-type="float">
            <text:p>126 848,0000</text:p>
          </table:table-cell>
          <table:table-cell table:formula="of:=[.S305]-[.T305]" office:value-type="float" office:value="-126848" calcext:value-type="float">
            <text:p>-126848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56" calcext:value-type="float">
            <text:p>1 456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2" table:formula="of:=[.L306]+([.M306]/20)+([.N306]/240)" office:value-type="float" office:value="28" calcext:value-type="float">
            <text:p>28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40768" calcext:value-type="float">
            <text:p>40 768,0000</text:p>
          </table:table-cell>
          <table:table-cell table:formula="of:=[.S306]-[.T306]" office:value-type="float" office:value="-40768" calcext:value-type="float">
            <text:p>-40768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69" calcext:value-type="float">
            <text:p>1 069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307]+([.M307]/20)+([.N307]/240)" office:value-type="float" office:value="26" calcext:value-type="float">
            <text:p>26,0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27794" calcext:value-type="float">
            <text:p>27 794,0000</text:p>
          </table:table-cell>
          <table:table-cell table:formula="of:=[.S307]-[.T307]" office:value-type="float" office:value="-27794" calcext:value-type="float">
            <text:p>-27794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08]+([.M308]/20)+([.N308]/240)" office:value-type="float" office:value="0" calcext:value-type="float">
            <text:p>0,0000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P308]+0.05*[.Q308]+[.R308]/240" office:value-type="float" office:value="240" calcext:value-type="float">
            <text:p>240</text:p>
          </table:table-cell>
          <table:table-cell table:formula="of:=[.J308]*[.O308]" office:value-type="float" office:value="0" calcext:value-type="float">
            <text:p>0,0000</text:p>
          </table:table-cell>
          <table:table-cell table:formula="of:=[.S308]-[.T308]" office:value-type="float" office:value="240" calcext:value-type="float">
            <text:p>240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09]+([.M309]/20)+([.N309]/240)" office:value-type="float" office:value="18" calcext:value-type="float">
            <text:p>18,00000</text:p>
          </table:table-cell>
          <table:table-cell table:number-columns-repeated="3"/>
          <table:table-cell table:formula="of:=[.P309]+0.05*[.Q309]+[.R309]/240" office:value-type="float" office:value="0" calcext:value-type="float">
            <text:p>0</text:p>
          </table:table-cell>
          <table:table-cell table:formula="of:=[.J309]*[.O309]" office:value-type="float" office:value="3240" calcext:value-type="float">
            <text:p>3 240,0000</text:p>
          </table:table-cell>
          <table:table-cell table:formula="of:=[.S309]-[.T309]" office:value-type="float" office:value="-3240" calcext:value-type="float">
            <text:p>-3240</text:p>
          </table:table-cell>
          <table:table-cell table:number-columns-repeated="1003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néganep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10]+([.M310]/20)+([.N310]/240)" office:value-type="float" office:value="20" calcext:value-type="float">
            <text:p>20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12000" calcext:value-type="float">
            <text:p>12 000,0000</text:p>
          </table:table-cell>
          <table:table-cell table:formula="of:=[.S310]-[.T310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796" calcext:value-type="float">
            <text:p>3 796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11]+([.M311]/20)+([.N311]/240)" office:value-type="float" office:value="24" calcext:value-type="float">
            <text:p>24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91104" calcext:value-type="float">
            <text:p>91 104,0000</text:p>
          </table:table-cell>
          <table:table-cell table:formula="of:=[.S311]-[.T311]" office:value-type="float" office:value="-91104" calcext:value-type="float">
            <text:p>-91104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99" calcext:value-type="float">
            <text:p>499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12]+([.M312]/20)+([.N312]/240)" office:value-type="float" office:value="12" calcext:value-type="float">
            <text:p>12,00000</text:p>
          </table:table-cell>
          <table:table-cell table:number-columns-repeated="3"/>
          <table:table-cell table:formula="of:=[.P312]+0.05*[.Q312]+[.R312]/240" office:value-type="float" office:value="0" calcext:value-type="float">
            <text:p>0</text:p>
          </table:table-cell>
          <table:table-cell table:formula="of:=[.J312]*[.O312]" office:value-type="float" office:value="5988" calcext:value-type="float">
            <text:p>5 988,0000</text:p>
          </table:table-cell>
          <table:table-cell table:formula="of:=[.S312]-[.T312]" office:value-type="float" office:value="-5988" calcext:value-type="float">
            <text:p>-5988</text:p>
          </table:table-cell>
          <table:table-cell table:number-columns-repeated="100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13]+([.M313]/20)+([.N313]/240)" office:value-type="float" office:value="0.3" calcext:value-type="float">
            <text:p>0,3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300" calcext:value-type="float">
            <text:p>300,0000</text:p>
          </table:table-cell>
          <table:table-cell table:formula="of:=[.S313]-[.T31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dre à ti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1000" calcext:value-type="float">
            <text:p>4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14]+([.M314]/20)+([.N314]/240)" office:value-type="float" office:value="1" calcext:value-type="float">
            <text:p>1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41000" calcext:value-type="float">
            <text:p>41 000,0000</text:p>
          </table:table-cell>
          <table:table-cell table:formula="of:=[.S314]-[.T314]" office:value-type="float" office:value="-41000" calcext:value-type="float">
            <text:p>-4100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37" calcext:value-type="float">
            <text:p>1 137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15]+([.M315]/20)+([.N315]/240)" office:value-type="float" office:value="15" calcext:value-type="float">
            <text:p>15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17055" calcext:value-type="float">
            <text:p>17 055,0000</text:p>
          </table:table-cell>
          <table:table-cell table:formula="of:=[.S315]-[.T315]" office:value-type="float" office:value="-17055" calcext:value-type="float">
            <text:p>-17055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6000" calcext:value-type="float">
            <text:p>3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16]+([.M316]/20)+([.N316]/240)" office:value-type="float" office:value="0.2" calcext:value-type="float">
            <text:p>0,2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7200" calcext:value-type="float">
            <text:p>7 200,0000</text:p>
          </table:table-cell>
          <table:table-cell table:formula="of:=[.S316]-[.T316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mpiter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317]+([.M317]/20)+([.N317]/240)" office:value-type="float" office:value="16" calcext:value-type="float">
            <text:p>16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320" calcext:value-type="float">
            <text:p>320,0000</text:p>
          </table:table-cell>
          <table:table-cell table:formula="of:=[.S317]-[.T317]" office:value-type="float" office:value="-320" calcext:value-type="float">
            <text:p>-320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318]+([.M318]/20)+([.N318]/240)" office:value-type="float" office:value="0.25" calcext:value-type="float">
            <text:p>0,25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275" calcext:value-type="float">
            <text:p>275,0000</text:p>
          </table:table-cell>
          <table:table-cell table:formula="of:=[.S318]-[.T318]" office:value-type="float" office:value="-275" calcext:value-type="float">
            <text:p>-275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319]+([.M319]/20)+([.N319]/240)" office:value-type="float" office:value="0.8" calcext:value-type="float">
            <text:p>0,8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640" calcext:value-type="float">
            <text:p>640,0000</text:p>
          </table:table-cell>
          <table:table-cell table:formula="of:=[.S319]-[.T319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30" calcext:value-type="float">
            <text:p>930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20]+([.M320]/20)+([.N320]/240)" office:value-type="float" office:value="3" calcext:value-type="float">
            <text:p>3,00000</text:p>
          </table:table-cell>
          <table:table-cell table:number-columns-repeated="3"/>
          <table:table-cell table:formula="of:=[.P320]+0.05*[.Q320]+[.R320]/240" office:value-type="float" office:value="0" calcext:value-type="float">
            <text:p>0</text:p>
          </table:table-cell>
          <table:table-cell table:formula="of:=[.J320]*[.O320]" office:value-type="float" office:value="2790" calcext:value-type="float">
            <text:p>2 790,0000</text:p>
          </table:table-cell>
          <table:table-cell table:formula="of:=[.S320]-[.T320]" office:value-type="float" office:value="-2790" calcext:value-type="float">
            <text:p>-2790</text:p>
          </table:table-cell>
          <table:table-cell table:number-columns-repeated="1003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938" calcext:value-type="float">
            <text:p>1 938,00</text:p>
          </table:table-cell>
          <table:table-cell office:value-type="string" calcext:value-type="string">
            <text:p>pièce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2" table:formula="of:=[.L321]+([.M321]/20)+([.N321]/240)" office:value-type="float" office:value="23" calcext:value-type="float">
            <text:p>23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44574" calcext:value-type="float">
            <text:p>44 574,0000</text:p>
          </table:table-cell>
          <table:table-cell table:formula="of:=[.S321]-[.T321]" office:value-type="float" office:value="-44574" calcext:value-type="float">
            <text:p>-44574</text:p>
          </table:table-cell>
          <table:table-cell table:number-columns-repeated="1003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22]+([.M322]/20)+([.N322]/240)" office:value-type="float" office:value="50" calcext:value-type="float">
            <text:p>50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5600" calcext:value-type="float">
            <text:p>5 600,0000</text:p>
          </table:table-cell>
          <table:table-cell table:formula="of:=[.S322]-[.T322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23]+([.M323]/20)+([.N323]/240)" office:value-type="float" office:value="50" calcext:value-type="float">
            <text:p>50,0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300" calcext:value-type="float">
            <text:p>300,0000</text:p>
          </table:table-cell>
          <table:table-cell table:formula="of:=[.S323]-[.T323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24]+([.M324]/20)+([.N324]/240)" office:value-type="float" office:value="100" calcext:value-type="float">
            <text:p>10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5300" calcext:value-type="float">
            <text:p>5 300,0000</text:p>
          </table:table-cell>
          <table:table-cell table:formula="of:=[.S324]-[.T324]" office:value-type="float" office:value="-5300" calcext:value-type="float">
            <text:p>-530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C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qu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325]+([.M325]/20)+([.N325]/240)" office:value-type="float" office:value="45" calcext:value-type="float">
            <text:p>45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180" calcext:value-type="float">
            <text:p>180,0000</text:p>
          </table:table-cell>
          <table:table-cell table:formula="of:=[.S325]-[.T325]" office:value-type="float" office:value="-180" calcext:value-type="float">
            <text:p>-18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paque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26]+([.M326]/20)+([.N326]/240)" office:value-type="float" office:value="6" calcext:value-type="float">
            <text:p>6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840" calcext:value-type="float">
            <text:p>840,0000</text:p>
          </table:table-cell>
          <table:table-cell table:formula="of:=[.S326]-[.T326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4" calcext:value-type="float">
            <text:p>5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27]+([.M327]/20)+([.N327]/240)" office:value-type="float" office:value="0.6" calcext:value-type="float">
            <text:p>0,6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320.4" calcext:value-type="float">
            <text:p>320,4000</text:p>
          </table:table-cell>
          <table:table-cell table:formula="of:=[.S327]-[.T327]" office:value-type="float" office:value="-320.4" calcext:value-type="float">
            <text:p>-320,4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armes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caiss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22" table:formula="of:=[.L328]+([.M328]/20)+([.N328]/240)" office:value-type="float" office:value="140" calcext:value-type="float">
            <text:p>140,0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24500" calcext:value-type="float">
            <text:p>24 500,0000</text:p>
          </table:table-cell>
          <table:table-cell table:formula="of:=[.S328]-[.T328]" office:value-type="float" office:value="-24500" calcext:value-type="float">
            <text:p>-24500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29]+([.M329]/20)+([.N329]/240)" office:value-type="float" office:value="30" calcext:value-type="float">
            <text:p>30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60" calcext:value-type="float">
            <text:p>60,0000</text:p>
          </table:table-cell>
          <table:table-cell table:formula="of:=[.S329]-[.T32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quart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30]+([.M330]/20)+([.N330]/240)" office:value-type="float" office:value="40" calcext:value-type="float">
            <text:p>40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12320" calcext:value-type="float">
            <text:p>12 320,0000</text:p>
          </table:table-cell>
          <table:table-cell table:formula="of:=[.S330]-[.T330]" office:value-type="float" office:value="-12320" calcext:value-type="float">
            <text:p>-1232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700" calcext:value-type="float">
            <text:p>5 700,00</text:p>
          </table:table-cell>
          <table:table-cell office:value-type="string" calcext:value-type="string">
            <text:p>douël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331]+([.M331]/20)+([.N331]/240)" office:value-type="float" office:value="0.1" calcext:value-type="float">
            <text:p>0,10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570" calcext:value-type="float">
            <text:p>570,0000</text:p>
          </table:table-cell>
          <table:table-cell table:formula="of:=[.S331]-[.T331]" office:value-type="float" office:value="-570" calcext:value-type="float">
            <text:p>-570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millier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32]+([.M332]/20)+([.N332]/240)" office:value-type="float" office:value="5" calcext:value-type="float">
            <text:p>5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550" calcext:value-type="float">
            <text:p>1 550,0000</text:p>
          </table:table-cell>
          <table:table-cell table:formula="of:=[.S332]-[.T332]" office:value-type="float" office:value="-1550" calcext:value-type="float">
            <text:p>-1550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333]+([.M333]/20)+([.N333]/240)" office:value-type="float" office:value="60" calcext:value-type="float">
            <text:p>60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3660" calcext:value-type="float">
            <text:p>3 660,0000</text:p>
          </table:table-cell>
          <table:table-cell table:formula="of:=[.S333]-[.T333]" office:value-type="float" office:value="-3660" calcext:value-type="float">
            <text:p>-3660</text:p>
          </table:table-cell>
          <table:table-cell table:number-columns-repeated="100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334]+([.M334]/20)+([.N334]/240)" office:value-type="float" office:value="17" calcext:value-type="float">
            <text:p>17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12240" calcext:value-type="float">
            <text:p>12 240,0000</text:p>
          </table:table-cell>
          <table:table-cell table:formula="of:=[.S334]-[.T334]" office:value-type="float" office:value="-12240" calcext:value-type="float">
            <text:p>-1224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35]+([.M335]/20)+([.N335]/240)" office:value-type="float" office:value="36" calcext:value-type="float">
            <text:p>36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4320" calcext:value-type="float">
            <text:p>4 320,0000</text:p>
          </table:table-cell>
          <table:table-cell table:formula="of:=[.S335]-[.T335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lou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36]+([.M336]/20)+([.N336]/240)" office:value-type="float" office:value="0.3" calcext:value-type="float">
            <text:p>0,30000</text:p>
          </table:table-cell>
          <table:table-cell table:number-columns-repeated="3"/>
          <table:table-cell table:formula="of:=[.P336]+0.05*[.Q336]+[.R336]/240" office:value-type="float" office:value="0" calcext:value-type="float">
            <text:p>0</text:p>
          </table:table-cell>
          <table:table-cell table:formula="of:=[.J336]*[.O336]" office:value-type="float" office:value="1200" calcext:value-type="float">
            <text:p>1 200,0000</text:p>
          </table:table-cell>
          <table:table-cell table:formula="of:=[.S336]-[.T336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ra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ls</text:p>
          </table:table-cell>
          <table:table-cell office:value-type="float" office:value="1200" calcext:value-type="float">
            <text:p>1200,000</text:p>
          </table:table-cell>
          <table:table-cell table:number-columns-repeated="2"/>
          <table:table-cell table:style-name="ce22" table:formula="of:=[.L337]+([.M337]/20)+([.N337]/240)" office:value-type="float" office:value="1200" calcext:value-type="float">
            <text:p>1200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25200" calcext:value-type="float">
            <text:p>25 200,0000</text:p>
          </table:table-cell>
          <table:table-cell table:formula="of:=[.S337]-[.T337]" office:value-type="float" office:value="-25200" calcext:value-type="float">
            <text:p>-25200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orda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72250" calcext:value-type="float">
            <text:p>372 2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38]+([.M338]/20)+([.N338]/240)" office:value-type="float" office:value="0.4" calcext:value-type="float">
            <text:p>0,4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148900" calcext:value-type="float">
            <text:p>148 900,0000</text:p>
          </table:table-cell>
          <table:table-cell table:formula="of:=[.S338]-[.T338]" office:value-type="float" office:value="-148900" calcext:value-type="float">
            <text:p>-148900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ristaux d'offi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39]+([.M339]/20)+([.N339]/240)" office:value-type="float" office:value="2" calcext:value-type="float">
            <text:p>2,0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240" calcext:value-type="float">
            <text:p>240,0000</text:p>
          </table:table-cell>
          <table:table-cell table:formula="of:=[.S339]-[.T339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452" calcext:value-type="float">
            <text:p>18 4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40]+([.M340]/20)+([.N340]/240)" office:value-type="float" office:value="1.5" calcext:value-type="float">
            <text:p>1,5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27678" calcext:value-type="float">
            <text:p>27 678,0000</text:p>
          </table:table-cell>
          <table:table-cell table:formula="of:=[.S340]-[.T340]" office:value-type="float" office:value="-27678" calcext:value-type="float">
            <text:p>-27678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10" calcext:value-type="float">
            <text:p>2 01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41]+([.M341]/20)+([.N341]/240)" office:value-type="float" office:value="6" calcext:value-type="float">
            <text:p>6,00000</text:p>
          </table:table-cell>
          <table:table-cell table:number-columns-repeated="3"/>
          <table:table-cell table:formula="of:=[.P341]+0.05*[.Q341]+[.R341]/240" office:value-type="float" office:value="0" calcext:value-type="float">
            <text:p>0</text:p>
          </table:table-cell>
          <table:table-cell table:formula="of:=[.J341]*[.O341]" office:value-type="float" office:value="12060" calcext:value-type="float">
            <text:p>12 060,0000</text:p>
          </table:table-cell>
          <table:table-cell table:formula="of:=[.S341]-[.T341]" office:value-type="float" office:value="-12060" calcext:value-type="float">
            <text:p>-12060</text:p>
          </table:table-cell>
          <table:table-cell table:number-columns-repeated="1003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ball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42]+([.M342]/20)+([.N342]/240)" office:value-type="float" office:value="1000" calcext:value-type="float">
            <text:p>1000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205000" calcext:value-type="float">
            <text:p>205 000,0000</text:p>
          </table:table-cell>
          <table:table-cell table:formula="of:=[.S342]-[.T342]" office:value-type="float" office:value="-205000" calcext:value-type="float">
            <text:p>-205000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774" calcext:value-type="float">
            <text:p>1 774,00</text:p>
          </table:table-cell>
          <table:table-cell office:value-type="string" calcext:value-type="string">
            <text:p>bariqu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343]+([.M343]/20)+([.N343]/240)" office:value-type="float" office:value="160" calcext:value-type="float">
            <text:p>160,0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283840" calcext:value-type="float">
            <text:p>283 840,0000</text:p>
          </table:table-cell>
          <table:table-cell table:formula="of:=[.S343]-[.T343]" office:value-type="float" office:value="-283840" calcext:value-type="float">
            <text:p>-28384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tierçon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44]+([.M344]/20)+([.N344]/240)" office:value-type="float" office:value="100" calcext:value-type="float">
            <text:p>100,0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32000" calcext:value-type="float">
            <text:p>32 000,0000</text:p>
          </table:table-cell>
          <table:table-cell table:formula="of:=[.S344]-[.T344]" office:value-type="float" office:value="-32000" calcext:value-type="float">
            <text:p>-32000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velt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45]+([.M345]/20)+([.N345]/240)" office:value-type="float" office:value="5.5" calcext:value-type="float">
            <text:p>5,5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2750" calcext:value-type="float">
            <text:p>2 750,0000</text:p>
          </table:table-cell>
          <table:table-cell table:formula="of:=[.S345]-[.T345]" office:value-type="float" office:value="-2750" calcext:value-type="float">
            <text:p>-2750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44" calcext:value-type="float">
            <text:p>844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46]+([.M346]/20)+([.N346]/240)" office:value-type="float" office:value="3" calcext:value-type="float">
            <text:p>3,0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2532" calcext:value-type="float">
            <text:p>2 532,0000</text:p>
          </table:table-cell>
          <table:table-cell table:formula="of:=[.S346]-[.T346]" office:value-type="float" office:value="-2532" calcext:value-type="float">
            <text:p>-2532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iss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47]+([.M347]/20)+([.N347]/240)" office:value-type="float" office:value="1000" calcext:value-type="float">
            <text:p>1000,0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6000" calcext:value-type="float">
            <text:p>6 000,0000</text:p>
          </table:table-cell>
          <table:table-cell table:formula="of:=[.S347]-[.T347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48]+([.M348]/20)+([.N348]/240)" office:value-type="float" office:value="0.2" calcext:value-type="float">
            <text:p>0,20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40" calcext:value-type="float">
            <text:p>40,0000</text:p>
          </table:table-cell>
          <table:table-cell table:formula="of:=[.S348]-[.T348]" office:value-type="float" office:value="-40" calcext:value-type="float">
            <text:p>-40</text:p>
          </table:table-cell>
          <table:table-cell office:value-type="string" calcext:value-type="string">
            <text:p>nombre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07" calcext:value-type="float">
            <text:p>1 207,00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349]+([.M349]/20)+([.N349]/240)" office:value-type="float" office:value="36" calcext:value-type="float">
            <text:p>36,00000</text:p>
          </table:table-cell>
          <table:table-cell table:number-columns-repeated="3"/>
          <table:table-cell table:formula="of:=[.P349]+0.05*[.Q349]+[.R349]/240" office:value-type="float" office:value="0" calcext:value-type="float">
            <text:p>0</text:p>
          </table:table-cell>
          <table:table-cell table:formula="of:=[.J349]*[.O349]" office:value-type="float" office:value="43452" calcext:value-type="float">
            <text:p>43 452,0000</text:p>
          </table:table-cell>
          <table:table-cell table:formula="of:=[.S349]-[.T349]" office:value-type="float" office:value="-43452" calcext:value-type="float">
            <text:p>-43452</text:p>
          </table:table-cell>
          <table:table-cell table:number-columns-repeated="1003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1130" calcext:value-type="float">
            <text:p>31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50]+([.M350]/20)+([.N350]/240)" office:value-type="float" office:value="0.2" calcext:value-type="float">
            <text:p>0,2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6226" calcext:value-type="float">
            <text:p>6 226,0000</text:p>
          </table:table-cell>
          <table:table-cell table:formula="of:=[.S350]-[.T350]" office:value-type="float" office:value="-6226" calcext:value-type="float">
            <text:p>-6226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51]+([.M351]/20)+([.N351]/240)" office:value-type="float" office:value="150" calcext:value-type="float">
            <text:p>150,00000</text:p>
          </table:table-cell>
          <table:table-cell table:number-columns-repeated="3"/>
          <table:table-cell table:formula="of:=[.P351]+0.05*[.Q351]+[.R351]/240" office:value-type="float" office:value="0" calcext:value-type="float">
            <text:p>0</text:p>
          </table:table-cell>
          <table:table-cell table:formula="of:=[.J351]*[.O351]" office:value-type="float" office:value="15000" calcext:value-type="float">
            <text:p>15 000,0000</text:p>
          </table:table-cell>
          <table:table-cell table:formula="of:=[.S351]-[.T351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52]+([.M352]/20)+([.N352]/240)" office:value-type="float" office:value="3" calcext:value-type="float">
            <text:p>3,0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9000" calcext:value-type="float">
            <text:p>9 000,0000</text:p>
          </table:table-cell>
          <table:table-cell table:formula="of:=[.S352]-[.T352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75521" calcext:value-type="float">
            <text:p>275 52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353]+([.M353]/20)+([.N353]/240)" office:value-type="float" office:value="0.175" calcext:value-type="float">
            <text:p>0,175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48216.175" calcext:value-type="float">
            <text:p>48 216,1750</text:p>
          </table:table-cell>
          <table:table-cell table:formula="of:=[.S353]-[.T353]" office:value-type="float" office:value="-48216.175" calcext:value-type="float">
            <text:p>-48216,18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er en marmi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8" calcext:value-type="float">
            <text:p>1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54]+([.M354]/20)+([.N354]/240)" office:value-type="float" office:value="2" calcext:value-type="float">
            <text:p>2,0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376" calcext:value-type="float">
            <text:p>376,0000</text:p>
          </table:table-cell>
          <table:table-cell table:formula="of:=[.S354]-[.T354]" office:value-type="float" office:value="-376" calcext:value-type="float">
            <text:p>-376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 de care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3000" calcext:value-type="float">
            <text:p>2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55]+([.M355]/20)+([.N355]/240)" office:value-type="float" office:value="1" calcext:value-type="float">
            <text:p>1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23000" calcext:value-type="float">
            <text:p>23 000,0000</text:p>
          </table:table-cell>
          <table:table-cell table:formula="of:=[.S355]-[.T355]" office:value-type="float" office:value="-23000" calcext:value-type="float">
            <text:p>-2300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9000" calcext:value-type="float">
            <text:p>5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356]+([.M356]/20)+([.N356]/240)" office:value-type="float" office:value="0.8" calcext:value-type="float">
            <text:p>0,8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47200" calcext:value-type="float">
            <text:p>47 200,0000</text:p>
          </table:table-cell>
          <table:table-cell table:formula="of:=[.S356]-[.T356]" office:value-type="float" office:value="-47200" calcext:value-type="float">
            <text:p>-47200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357]+([.M357]/20)+([.N357]/240)" office:value-type="float" office:value="75" calcext:value-type="float">
            <text:p>75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1350" calcext:value-type="float">
            <text:p>1 350,0000</text:p>
          </table:table-cell>
          <table:table-cell table:formula="of:=[.S357]-[.T357]" office:value-type="float" office:value="-1350" calcext:value-type="float">
            <text:p>-135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gallons et 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3000" calcext:value-type="float">
            <text:p>3000,000</text:p>
          </table:table-cell>
          <table:table-cell table:number-columns-repeated="2"/>
          <table:table-cell table:style-name="ce22" table:formula="of:=[.L358]+([.M358]/20)+([.N358]/240)" office:value-type="float" office:value="3000" calcext:value-type="float">
            <text:p>3000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12000" calcext:value-type="float">
            <text:p>12 000,0000</text:p>
          </table:table-cell>
          <table:table-cell table:formula="of:=[.S358]-[.T358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16" calcext:value-type="float">
            <text:p>816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59]+([.M359]/20)+([.N359]/240)" office:value-type="float" office:value="1" calcext:value-type="float">
            <text:p>1,00000</text:p>
          </table:table-cell>
          <table:table-cell table:number-columns-repeated="3"/>
          <table:table-cell table:formula="of:=[.P359]+0.05*[.Q359]+[.R359]/240" office:value-type="float" office:value="0" calcext:value-type="float">
            <text:p>0</text:p>
          </table:table-cell>
          <table:table-cell table:formula="of:=[.J359]*[.O359]" office:value-type="float" office:value="816" calcext:value-type="float">
            <text:p>816,0000</text:p>
          </table:table-cell>
          <table:table-cell table:formula="of:=[.S359]-[.T359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50" calcext:value-type="float">
            <text:p>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2" table:formula="of:=[.L360]+([.M360]/20)+([.N360]/240)" office:value-type="float" office:value="0.85" calcext:value-type="float">
            <text:p>0,85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722.5" calcext:value-type="float">
            <text:p>722,5000</text:p>
          </table:table-cell>
          <table:table-cell table:formula="of:=[.S360]-[.T360]" office:value-type="float" office:value="-722.5" calcext:value-type="float">
            <text:p>-722,5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61]+([.M361]/20)+([.N361]/240)" office:value-type="float" office:value="2" calcext:value-type="float">
            <text:p>2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16" calcext:value-type="float">
            <text:p>16,0000</text:p>
          </table:table-cell>
          <table:table-cell table:formula="of:=[.S361]-[.T361]" office:value-type="float" office:value="-16" calcext:value-type="float">
            <text:p>-16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58" calcext:value-type="float">
            <text:p>1 8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62]+([.M362]/20)+([.N362]/240)" office:value-type="float" office:value="0.6" calcext:value-type="float">
            <text:p>0,6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1114.8" calcext:value-type="float">
            <text:p>1 114,8000</text:p>
          </table:table-cell>
          <table:table-cell table:formula="of:=[.S362]-[.T362]" office:value-type="float" office:value="-1114.8" calcext:value-type="float">
            <text:p>-1114,8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instruments de mathémati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63]+([.M363]/20)+([.N363]/240)" office:value-type="float" office:value="0" calcext:value-type="float">
            <text:p>0,0000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formula="of:=[.P363]+0.05*[.Q363]+[.R363]/240" office:value-type="float" office:value="3100" calcext:value-type="float">
            <text:p>3100</text:p>
          </table:table-cell>
          <table:table-cell table:formula="of:=[.J363]*[.O363]" office:value-type="float" office:value="0" calcext:value-type="float">
            <text:p>0,0000</text:p>
          </table:table-cell>
          <table:table-cell table:formula="of:=[.S363]-[.T363]" office:value-type="float" office:value="3100" calcext:value-type="float">
            <text:p>3100</text:p>
          </table:table-cell>
          <table:table-cell office:value-type="string" calcext:value-type="string">
            <text:p>valeur de 31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e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364]+([.M364]/20)+([.N364]/240)" office:value-type="float" office:value="1.6" calcext:value-type="float">
            <text:p>1,6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384" calcext:value-type="float">
            <text:p>384,0000</text:p>
          </table:table-cell>
          <table:table-cell table:formula="of:=[.S364]-[.T364]" office:value-type="float" office:value="-384" calcext:value-type="float">
            <text:p>-384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20" calcext:value-type="float">
            <text:p>1 320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65]+([.M365]/20)+([.N365]/240)" office:value-type="float" office:value="6" calcext:value-type="float">
            <text:p>6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7920" calcext:value-type="float">
            <text:p>7 920,0000</text:p>
          </table:table-cell>
          <table:table-cell table:formula="of:=[.S365]-[.T365]" office:value-type="float" office:value="-7920" calcext:value-type="float">
            <text:p>-792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66]+([.M366]/20)+([.N366]/240)" office:value-type="float" office:value="0" calcext:value-type="float">
            <text:p>0,00000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table:formula="of:=[.P366]+0.05*[.Q366]+[.R366]/240" office:value-type="float" office:value="1310" calcext:value-type="float">
            <text:p>1310</text:p>
          </table:table-cell>
          <table:table-cell table:formula="of:=[.J366]*[.O366]" office:value-type="float" office:value="0" calcext:value-type="float">
            <text:p>0,0000</text:p>
          </table:table-cell>
          <table:table-cell table:formula="of:=[.S366]-[.T366]" office:value-type="float" office:value="1310" calcext:value-type="float">
            <text:p>1310</text:p>
          </table:table-cell>
          <table:table-cell office:value-type="string" calcext:value-type="string">
            <text:p>valeur de 13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67]+([.M367]/20)+([.N367]/240)" office:value-type="float" office:value="2" calcext:value-type="float">
            <text:p>2,00000</text:p>
          </table:table-cell>
          <table:table-cell table:number-columns-repeated="3"/>
          <table:table-cell table:formula="of:=[.P367]+0.05*[.Q367]+[.R367]/240" office:value-type="float" office:value="0" calcext:value-type="float">
            <text:p>0</text:p>
          </table:table-cell>
          <table:table-cell table:formula="of:=[.J367]*[.O367]" office:value-type="float" office:value="158" calcext:value-type="float">
            <text:p>158,0000</text:p>
          </table:table-cell>
          <table:table-cell table:formula="of:=[.S367]-[.T367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68]+([.M368]/20)+([.N368]/240)" office:value-type="float" office:value="0" calcext:value-type="float">
            <text:p>0,0000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P368]+0.05*[.Q368]+[.R368]/240" office:value-type="float" office:value="350" calcext:value-type="float">
            <text:p>350</text:p>
          </table:table-cell>
          <table:table-cell table:formula="of:=[.J368]*[.O368]" office:value-type="float" office:value="0" calcext:value-type="float">
            <text:p>0,0000</text:p>
          </table:table-cell>
          <table:table-cell table:formula="of:=[.S368]-[.T368]" office:value-type="float" office:value="350" calcext:value-type="float">
            <text:p>350</text:p>
          </table:table-cell>
          <table:table-cell office:value-type="string" calcext:value-type="string">
            <text:p>valeur de 3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382" calcext:value-type="float">
            <text:p>24 3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69]+([.M369]/20)+([.N369]/240)" office:value-type="float" office:value="0.2" calcext:value-type="float">
            <text:p>0,2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4876.4" calcext:value-type="float">
            <text:p>4 876,4000</text:p>
          </table:table-cell>
          <table:table-cell table:formula="of:=[.S369]-[.T369]" office:value-type="float" office:value="-4876.4" calcext:value-type="float">
            <text:p>-4876,4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lomb en saum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/>
          <table:table-cell table:style-name="ce20"/>
          <table:table-cell table:style-name="ce22" table:formula="of:=[.L370]+([.M370]/20)+([.N370]/240)" office:value-type="float" office:value="7" calcext:value-type="float">
            <text:p>7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5600" calcext:value-type="float">
            <text:p>5 600,0000</text:p>
          </table:table-cell>
          <table:table-cell table:formula="of:=[.S370]-[.T370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dre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71]+([.M371]/20)+([.N371]/240)" office:value-type="float" office:value="100" calcext:value-type="float">
            <text:p>100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5400" calcext:value-type="float">
            <text:p>5 400,0000</text:p>
          </table:table-cell>
          <table:table-cell table:formula="of:=[.S371]-[.T371]" office:value-type="float" office:value="-5400" calcext:value-type="float">
            <text:p>-540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72]+([.M372]/20)+([.N372]/240)" office:value-type="float" office:value="0" calcext:value-type="float">
            <text:p>0,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P372]+0.05*[.Q372]+[.R372]/240" office:value-type="float" office:value="200" calcext:value-type="float">
            <text:p>200</text:p>
          </table:table-cell>
          <table:table-cell table:formula="of:=[.J372]*[.O372]" office:value-type="float" office:value="0" calcext:value-type="float">
            <text:p>0,0000</text:p>
          </table:table-cell>
          <table:table-cell table:formula="of:=[.S372]-[.T372]" office:value-type="float" office:value="200" calcext:value-type="float">
            <text:p>200</text:p>
          </table:table-cell>
          <table:table-cell office:value-type="string" calcext:value-type="string">
            <text:p>valeur de 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373]+([.M373]/20)+([.N373]/240)" office:value-type="float" office:value="90" calcext:value-type="float">
            <text:p>90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6300" calcext:value-type="float">
            <text:p>6 300,0000</text:p>
          </table:table-cell>
          <table:table-cell table:formula="of:=[.S373]-[.T373]" office:value-type="float" office:value="-6300" calcext:value-type="float">
            <text:p>-6300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e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374]+([.M374]/20)+([.N374]/240)" office:value-type="float" office:value="22" calcext:value-type="float">
            <text:p>22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44" calcext:value-type="float">
            <text:p>44,0000</text:p>
          </table:table-cell>
          <table:table-cell table:formula="of:=[.S374]-[.T374]" office:value-type="float" office:value="-44" calcext:value-type="float">
            <text:p>-44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75]+([.M375]/20)+([.N375]/240)" office:value-type="float" office:value="3" calcext:value-type="float">
            <text:p>3,00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108" calcext:value-type="float">
            <text:p>108,0000</text:p>
          </table:table-cell>
          <table:table-cell table:formula="of:=[.S375]-[.T375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balles</text:p>
          </table:table-cell>
          <table:table-cell office:value-type="float" office:value="750" calcext:value-type="float">
            <text:p>750,000</text:p>
          </table:table-cell>
          <table:table-cell table:number-columns-repeated="2"/>
          <table:table-cell table:style-name="ce22" table:formula="of:=[.L376]+([.M376]/20)+([.N376]/240)" office:value-type="float" office:value="750" calcext:value-type="float">
            <text:p>750,0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44250" calcext:value-type="float">
            <text:p>44 250,0000</text:p>
          </table:table-cell>
          <table:table-cell table:formula="of:=[.S376]-[.T376]" office:value-type="float" office:value="-44250" calcext:value-type="float">
            <text:p>-44250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toil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aun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77]+([.M377]/20)+([.N377]/240)" office:value-type="float" office:value="20" calcext:value-type="float">
            <text:p>20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100000" calcext:value-type="float">
            <text:p>100 000,0000</text:p>
          </table:table-cell>
          <table:table-cell table:formula="of:=[.S377]-[.T377]" office:value-type="float" office:value="-100000" calcext:value-type="float">
            <text:p>-10000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ermich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78]+([.M378]/20)+([.N378]/240)" office:value-type="float" office:value="1.5" calcext:value-type="float">
            <text:p>1,5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120" calcext:value-type="float">
            <text:p>120,0000</text:p>
          </table:table-cell>
          <table:table-cell table:formula="of:=[.S378]-[.T378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79]+([.M379]/20)+([.N379]/240)" office:value-type="float" office:value="100" calcext:value-type="float">
            <text:p>100,0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4500" calcext:value-type="float">
            <text:p>4 500,0000</text:p>
          </table:table-cell>
          <table:table-cell table:formula="of:=[.S379]-[.T379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tonneaux</text:p>
          </table:table-cell>
          <table:table-cell office:value-type="float" office:value="460" calcext:value-type="float">
            <text:p>460,000</text:p>
          </table:table-cell>
          <table:table-cell table:number-columns-repeated="2"/>
          <table:table-cell table:style-name="ce22" table:formula="of:=[.L380]+([.M380]/20)+([.N380]/240)" office:value-type="float" office:value="460" calcext:value-type="float">
            <text:p>460,0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73600" calcext:value-type="float">
            <text:p>73 600,0000</text:p>
          </table:table-cell>
          <table:table-cell table:formula="of:=[.S380]-[.T380]" office:value-type="float" office:value="-73600" calcext:value-type="float">
            <text:p>-73600</text:p>
          </table:table-cell>
          <table:table-cell table:number-columns-repeated="100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81]+([.M381]/20)+([.N381]/240)" office:value-type="float" office:value="50" calcext:value-type="float">
            <text:p>50,0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4500" calcext:value-type="float">
            <text:p>4 500,0000</text:p>
          </table:table-cell>
          <table:table-cell table:formula="of:=[.S381]-[.T381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182.5" calcext:value-type="float">
            <text:p>2 182,5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82]+([.M382]/20)+([.N382]/240)" office:value-type="float" office:value="100" calcext:value-type="float">
            <text:p>100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218250" calcext:value-type="float">
            <text:p>218 250,0000</text:p>
          </table:table-cell>
          <table:table-cell table:formula="of:=[.S382]-[.T382]" office:value-type="float" office:value="-218250" calcext:value-type="float">
            <text:p>-218250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1" calcext:value-type="float">
            <text:p>51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383]+([.M383]/20)+([.N383]/240)" office:value-type="float" office:value="400" calcext:value-type="float">
            <text:p>400,0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20400" calcext:value-type="float">
            <text:p>20 400,0000</text:p>
          </table:table-cell>
          <table:table-cell table:formula="of:=[.S383]-[.T383]" office:value-type="float" office:value="-20400" calcext:value-type="float">
            <text:p>-2040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3" calcext:value-type="float">
            <text:p>1773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58" calcext:value-type="float">
            <text:p>1 158,00</text:p>
          </table:table-cell>
          <table:table-cell office:value-type="string" calcext:value-type="string">
            <text:p>caiss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384]+([.M384]/20)+([.N384]/240)" office:value-type="float" office:value="1.2" calcext:value-type="float">
            <text:p>1,20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1389.6" calcext:value-type="float">
            <text:p>1 389,6000</text:p>
          </table:table-cell>
          <table:table-cell table:formula="of:=[.S384]-[.T384]" office:value-type="float" office:value="-1389.6" calcext:value-type="float">
            <text:p>-1389,6</text:p>
          </table:table-cell>
          <table:table-cell table:number-columns-repeated="1003"/>
        </table:table-row>
        <table:table-row table:style-name="ro2" table:number-rows-repeated="221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57:13.4497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2M35S</meta:editing-duration>
    <meta:editing-cycles>149</meta:editing-cycles>
    <meta:generator>LibreOffice/5.1.6.2$MacOSX_X86_64 LibreOffice_project/07ac168c60a517dba0f0d7bc7540f5afa45f0909</meta:generator>
    <dc:date>2017-06-20T11:06:04.970677000</dc:date>
    <meta:document-statistic meta:table-count="3" meta:cell-count="6671" meta:object-count="0"/>
    <meta:user-defined meta:name="Info 1"/>
    <meta:user-defined meta:name="Info 2"/>
    <meta:user-defined meta:name="Info 3"/>
    <meta:user-defined meta:name="Info 4"/>
  </office:meta>
</office:document-meta>
</file>